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5689in"/>
    </style:style>
    <style:style style:name="co21" style:family="table-column">
      <style:table-column-properties fo:break-before="auto" style:column-width="1.5791in"/>
    </style:style>
    <style:style style:name="co22" style:family="table-column">
      <style:table-column-properties fo:break-before="auto" style:column-width="1.5898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1.6543in"/>
    </style:style>
    <style:style style:name="co25" style:family="table-column">
      <style:table-column-properties fo:break-before="auto" style:column-width="1.6008in"/>
    </style:style>
    <style:style style:name="co26" style:family="table-column">
      <style:table-column-properties fo:break-before="auto" style:column-width="1in"/>
    </style:style>
    <style:style style:name="co27" style:family="table-column">
      <style:table-column-properties fo:break-before="auto" style:column-width="1.5362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1827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6654in"/>
    </style:style>
    <style:style style:name="co35" style:family="table-column">
      <style:table-column-properties fo:break-before="auto" style:column-width="1.1929in"/>
    </style:style>
    <style:style style:name="co36" style:family="table-column">
      <style:table-column-properties fo:break-before="auto" style:column-width="1.7291in"/>
    </style:style>
    <style:style style:name="co37" style:family="table-column">
      <style:table-column-properties fo:break-before="auto" style:column-width="1.675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611in"/>
    </style:style>
    <style:style style:name="co40" style:family="table-column">
      <style:table-column-properties fo:break-before="auto" style:column-width="1.161in"/>
    </style:style>
    <style:style style:name="co41" style:family="table-column">
      <style:table-column-properties fo:break-before="auto" style:column-width="1.6972in"/>
    </style:style>
    <style:style style:name="co42" style:family="table-column">
      <style:table-column-properties fo:break-before="auto" style:column-width="1.1717in"/>
    </style:style>
    <style:style style:name="co43" style:family="table-column">
      <style:table-column-properties fo:break-before="auto" style:column-width="1.7075in"/>
    </style:style>
    <style:style style:name="co44" style:family="table-column">
      <style:table-column-properties fo:break-before="auto" style:column-width="1.2575in"/>
    </style:style>
    <style:style style:name="co45" style:family="table-column">
      <style:table-column-properties fo:break-before="auto" style:column-width="1.7937in"/>
    </style:style>
    <style:style style:name="co46" style:family="table-column">
      <style:table-column-properties fo:break-before="auto" style:column-width="1.7402in"/>
    </style:style>
    <style:style style:name="co47" style:family="table-column">
      <style:table-column-properties fo:break-before="auto" style:column-width="1.2681in"/>
    </style:style>
    <style:style style:name="co48" style:family="table-column">
      <style:table-column-properties fo:break-before="auto" style:column-width="1.8043in"/>
    </style:style>
    <style:style style:name="co49" style:family="table-column">
      <style:table-column-properties fo:break-before="auto" style:column-width="1.7508in"/>
    </style:style>
    <style:style style:name="co50" style:family="table-column">
      <style:table-column-properties fo:break-before="auto" style:column-width="0.2965in"/>
    </style:style>
    <style:style style:name="co51" style:family="table-column">
      <style:table-column-properties fo:break-before="auto" style:column-width="2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ff6d"/>
    </style:style>
    <style:style style:name="ce16" style:family="table-cell" style:parent-style-name="Default">
      <style:table-cell-properties fo:background-color="#f6f9d4"/>
    </style:style>
    <style:style style:name="ce17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ff6d"/>
    </style:style>
    <style:style style:name="ce5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11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9" table:default-cell-style-name="Default"/>
        <table:table-row table:style-name="ro1">
          <table:table-cell/>
          <table:table-cell office:value-type="string" calcext:value-type="string">
            <text:p>T(entropy,1,0.01,0.4)K</text:p>
          </table:table-cell>
          <table:table-cell office:value-type="string" calcext:value-type="string">
            <text:p>T(entropy,1,0.01,0.4)sensitivity</text:p>
          </table:table-cell>
          <table:table-cell office:value-type="string" calcext:value-type="string">
            <text:p>T(entropy,1,0.01,0.4)specificity</text:p>
          </table:table-cell>
          <table:table-cell office:value-type="string" calcext:value-type="string">
            <text:p>T(entropy,1,0.01,0.4)precision</text:p>
          </table:table-cell>
          <table:table-cell office:value-type="string" calcext:value-type="string">
            <text:p>T(entropy,1,0.01,0.4)accuracy</text:p>
          </table:table-cell>
          <table:table-cell office:value-type="string" calcext:value-type="string">
            <text:p>RF(1,all,all)K</text:p>
          </table:table-cell>
          <table:table-cell office:value-type="string" calcext:value-type="string">
            <text:p>RF(1,all,all)sensitivity</text:p>
          </table:table-cell>
          <table:table-cell office:value-type="string" calcext:value-type="string">
            <text:p>RF(1,all,all)specificity</text:p>
          </table:table-cell>
          <table:table-cell office:value-type="string" calcext:value-type="string">
            <text:p>RF(1,all,all)precision</text:p>
          </table:table-cell>
          <table:table-cell office:value-type="string" calcext:value-type="string">
            <text:p>RF(1,all,all)accuracy</text:p>
          </table:table-cell>
          <table:table-cell office:value-type="string" calcext:value-type="string">
            <text:p>RF(1,all,all)oob_error</text:p>
          </table:table-cell>
          <table:table-cell office:value-type="string" calcext:value-type="string">
            <text:p>RF(1,all,half)K</text:p>
          </table:table-cell>
          <table:table-cell office:value-type="string" calcext:value-type="string">
            <text:p>RF(1,all,half)sensitivity</text:p>
          </table:table-cell>
          <table:table-cell office:value-type="string" calcext:value-type="string">
            <text:p>RF(1,all,half)specificity</text:p>
          </table:table-cell>
          <table:table-cell office:value-type="string" calcext:value-type="string">
            <text:p>RF(1,all,half)precision</text:p>
          </table:table-cell>
          <table:table-cell office:value-type="string" calcext:value-type="string">
            <text:p>RF(1,all,half)accuracy</text:p>
          </table:table-cell>
          <table:table-cell office:value-type="string" calcext:value-type="string">
            <text:p>RF(1,all,half)oob_error</text:p>
          </table:table-cell>
          <table:table-cell office:value-type="string" calcext:value-type="string">
            <text:p>RF(1,all,sqrt)K</text:p>
          </table:table-cell>
          <table:table-cell office:value-type="string" calcext:value-type="string">
            <text:p>RF(1,all,sqrt)sensitivity</text:p>
          </table:table-cell>
          <table:table-cell office:value-type="string" calcext:value-type="string">
            <text:p>RF(1,all,sqrt)specificity</text:p>
          </table:table-cell>
          <table:table-cell office:value-type="string" calcext:value-type="string">
            <text:p>RF(1,all,sqrt)precision</text:p>
          </table:table-cell>
          <table:table-cell office:value-type="string" calcext:value-type="string">
            <text:p>RF(1,all,sqrt)accuracy</text:p>
          </table:table-cell>
          <table:table-cell office:value-type="string" calcext:value-type="string">
            <text:p>RF(1,all,sqrt)oob_error</text:p>
          </table:table-cell>
          <table:table-cell office:value-type="string" calcext:value-type="string">
            <text:p>RF(1,sqrt,all)K</text:p>
          </table:table-cell>
          <table:table-cell office:value-type="string" calcext:value-type="string">
            <text:p>RF(1,sqrt,all)sensitivity</text:p>
          </table:table-cell>
          <table:table-cell office:value-type="string" calcext:value-type="string">
            <text:p>RF(1,sqrt,all)specificity</text:p>
          </table:table-cell>
          <table:table-cell office:value-type="string" calcext:value-type="string">
            <text:p>RF(1,sqrt,all)precision</text:p>
          </table:table-cell>
          <table:table-cell office:value-type="string" calcext:value-type="string">
            <text:p>RF(1,sqrt,all)accuracy</text:p>
          </table:table-cell>
          <table:table-cell office:value-type="string" calcext:value-type="string">
            <text:p>RF(1,sqrt,all)oob_error</text:p>
          </table:table-cell>
          <table:table-cell office:value-type="string" calcext:value-type="string">
            <text:p>RF(1,sqrt,half)K</text:p>
          </table:table-cell>
          <table:table-cell office:value-type="string" calcext:value-type="string">
            <text:p>RF(1,sqrt,half)sensitivity</text:p>
          </table:table-cell>
          <table:table-cell office:value-type="string" calcext:value-type="string">
            <text:p>RF(1,sqrt,half)specificity</text:p>
          </table:table-cell>
          <table:table-cell office:value-type="string" calcext:value-type="string">
            <text:p>RF(1,sqrt,half)precision</text:p>
          </table:table-cell>
          <table:table-cell office:value-type="string" calcext:value-type="string">
            <text:p>RF(1,sqrt,half)accuracy</text:p>
          </table:table-cell>
          <table:table-cell office:value-type="string" calcext:value-type="string">
            <text:p>RF(1,sqrt,half)oob_error</text:p>
          </table:table-cell>
          <table:table-cell office:value-type="string" calcext:value-type="string">
            <text:p>RF(1,sqrt,sqrt)K</text:p>
          </table:table-cell>
          <table:table-cell office:value-type="string" calcext:value-type="string">
            <text:p>RF(1,sqrt,sqrt)sensitivity</text:p>
          </table:table-cell>
          <table:table-cell office:value-type="string" calcext:value-type="string">
            <text:p>RF(1,sqrt,sqrt)specificity</text:p>
          </table:table-cell>
          <table:table-cell office:value-type="string" calcext:value-type="string">
            <text:p>RF(1,sqrt,sqrt)precision</text:p>
          </table:table-cell>
          <table:table-cell office:value-type="string" calcext:value-type="string">
            <text:p>RF(1,sqrt,sqrt)accuracy</text:p>
          </table:table-cell>
          <table:table-cell office:value-type="string" calcext:value-type="string">
            <text:p>RF(1,sqrt,sqrt)oob_error</text:p>
          </table:table-cell>
          <table:table-cell office:value-type="string" calcext:value-type="string">
            <text:p>RF(50,all,all)K</text:p>
          </table:table-cell>
          <table:table-cell office:value-type="string" calcext:value-type="string">
            <text:p>RF(50,all,all)sensitivity</text:p>
          </table:table-cell>
          <table:table-cell office:value-type="string" calcext:value-type="string">
            <text:p>RF(50,all,all)specificity</text:p>
          </table:table-cell>
          <table:table-cell office:value-type="string" calcext:value-type="string">
            <text:p>RF(50,all,all)precision</text:p>
          </table:table-cell>
          <table:table-cell office:value-type="string" calcext:value-type="string">
            <text:p>RF(50,all,all)accuracy</text:p>
          </table:table-cell>
          <table:table-cell office:value-type="string" calcext:value-type="string">
            <text:p>RF(50,all,all)oob_error</text:p>
          </table:table-cell>
          <table:table-cell office:value-type="string" calcext:value-type="string">
            <text:p>RF(50,all,half)K</text:p>
          </table:table-cell>
          <table:table-cell office:value-type="string" calcext:value-type="string">
            <text:p>RF(50,all,half)sensitivity</text:p>
          </table:table-cell>
          <table:table-cell office:value-type="string" calcext:value-type="string">
            <text:p>RF(50,all,half)specificity</text:p>
          </table:table-cell>
          <table:table-cell office:value-type="string" calcext:value-type="string">
            <text:p>RF(50,all,half)precision</text:p>
          </table:table-cell>
          <table:table-cell office:value-type="string" calcext:value-type="string">
            <text:p>RF(50,all,half)accuracy</text:p>
          </table:table-cell>
          <table:table-cell office:value-type="string" calcext:value-type="string">
            <text:p>RF(50,all,half)oob_error</text:p>
          </table:table-cell>
          <table:table-cell office:value-type="string" calcext:value-type="string">
            <text:p>RF(50,all,sqrt)K</text:p>
          </table:table-cell>
          <table:table-cell office:value-type="string" calcext:value-type="string">
            <text:p>RF(50,all,sqrt)sensitivity</text:p>
          </table:table-cell>
          <table:table-cell office:value-type="string" calcext:value-type="string">
            <text:p>RF(50,all,sqrt)specificity</text:p>
          </table:table-cell>
          <table:table-cell office:value-type="string" calcext:value-type="string">
            <text:p>RF(50,all,sqrt)precision</text:p>
          </table:table-cell>
          <table:table-cell office:value-type="string" calcext:value-type="string">
            <text:p>RF(50,all,sqrt)accuracy</text:p>
          </table:table-cell>
          <table:table-cell office:value-type="string" calcext:value-type="string">
            <text:p>RF(50,all,sqrt)oob_error</text:p>
          </table:table-cell>
          <table:table-cell office:value-type="string" calcext:value-type="string">
            <text:p>RF(50,sqrt,all)K</text:p>
          </table:table-cell>
          <table:table-cell office:value-type="string" calcext:value-type="string">
            <text:p>RF(50,sqrt,all)sensitivity</text:p>
          </table:table-cell>
          <table:table-cell office:value-type="string" calcext:value-type="string">
            <text:p>RF(50,sqrt,all)specificity</text:p>
          </table:table-cell>
          <table:table-cell office:value-type="string" calcext:value-type="string">
            <text:p>RF(50,sqrt,all)precision</text:p>
          </table:table-cell>
          <table:table-cell office:value-type="string" calcext:value-type="string">
            <text:p>RF(50,sqrt,all)accuracy</text:p>
          </table:table-cell>
          <table:table-cell office:value-type="string" calcext:value-type="string">
            <text:p>RF(50,sqrt,all)oob_error</text:p>
          </table:table-cell>
          <table:table-cell office:value-type="string" calcext:value-type="string">
            <text:p>RF(50,sqrt,half)K</text:p>
          </table:table-cell>
          <table:table-cell office:value-type="string" calcext:value-type="string">
            <text:p>RF(50,sqrt,half)sensitivity</text:p>
          </table:table-cell>
          <table:table-cell office:value-type="string" calcext:value-type="string">
            <text:p>RF(50,sqrt,half)specificity</text:p>
          </table:table-cell>
          <table:table-cell office:value-type="string" calcext:value-type="string">
            <text:p>RF(50,sqrt,half)precision</text:p>
          </table:table-cell>
          <table:table-cell office:value-type="string" calcext:value-type="string">
            <text:p>RF(50,sqrt,half)accuracy</text:p>
          </table:table-cell>
          <table:table-cell office:value-type="string" calcext:value-type="string">
            <text:p>RF(50,sqrt,half)oob_error</text:p>
          </table:table-cell>
          <table:table-cell office:value-type="string" calcext:value-type="string">
            <text:p>RF(50,sqrt,sqrt)K</text:p>
          </table:table-cell>
          <table:table-cell office:value-type="string" calcext:value-type="string">
            <text:p>RF(50,sqrt,sqrt)sensitivity</text:p>
          </table:table-cell>
          <table:table-cell office:value-type="string" calcext:value-type="string">
            <text:p>RF(50,sqrt,sqrt)specificity</text:p>
          </table:table-cell>
          <table:table-cell office:value-type="string" calcext:value-type="string">
            <text:p>RF(50,sqrt,sqrt)precision</text:p>
          </table:table-cell>
          <table:table-cell office:value-type="string" calcext:value-type="string">
            <text:p>RF(50,sqrt,sqrt)accuracy</text:p>
          </table:table-cell>
          <table:table-cell office:value-type="string" calcext:value-type="string">
            <text:p>RF(50,sqrt,sqrt)oob_error</text:p>
          </table:table-cell>
          <table:table-cell office:value-type="string" calcext:value-type="string">
            <text:p>RF(100,all,all)K</text:p>
          </table:table-cell>
          <table:table-cell office:value-type="string" calcext:value-type="string">
            <text:p>RF(100,all,all)sensitivity</text:p>
          </table:table-cell>
          <table:table-cell office:value-type="string" calcext:value-type="string">
            <text:p>RF(100,all,all)specificity</text:p>
          </table:table-cell>
          <table:table-cell office:value-type="string" calcext:value-type="string">
            <text:p>RF(100,all,all)precision</text:p>
          </table:table-cell>
          <table:table-cell office:value-type="string" calcext:value-type="string">
            <text:p>RF(100,all,all)accuracy</text:p>
          </table:table-cell>
          <table:table-cell office:value-type="string" calcext:value-type="string">
            <text:p>RF(100,all,all)oob_error</text:p>
          </table:table-cell>
          <table:table-cell office:value-type="string" calcext:value-type="string">
            <text:p>RF(100,all,half)K</text:p>
          </table:table-cell>
          <table:table-cell office:value-type="string" calcext:value-type="string">
            <text:p>RF(100,all,half)sensitivity</text:p>
          </table:table-cell>
          <table:table-cell office:value-type="string" calcext:value-type="string">
            <text:p>RF(100,all,half)specificity</text:p>
          </table:table-cell>
          <table:table-cell office:value-type="string" calcext:value-type="string">
            <text:p>RF(100,all,half)precision</text:p>
          </table:table-cell>
          <table:table-cell office:value-type="string" calcext:value-type="string">
            <text:p>RF(100,all,half)accuracy</text:p>
          </table:table-cell>
          <table:table-cell office:value-type="string" calcext:value-type="string">
            <text:p>RF(100,all,half)oob_error</text:p>
          </table:table-cell>
          <table:table-cell office:value-type="string" calcext:value-type="string">
            <text:p>RF(100,all,sqrt)K</text:p>
          </table:table-cell>
          <table:table-cell office:value-type="string" calcext:value-type="string">
            <text:p>RF(100,all,sqrt)sensitivity</text:p>
          </table:table-cell>
          <table:table-cell office:value-type="string" calcext:value-type="string">
            <text:p>RF(100,all,sqrt)specificity</text:p>
          </table:table-cell>
          <table:table-cell office:value-type="string" calcext:value-type="string">
            <text:p>RF(100,all,sqrt)precision</text:p>
          </table:table-cell>
          <table:table-cell office:value-type="string" calcext:value-type="string">
            <text:p>RF(100,all,sqrt)accuracy</text:p>
          </table:table-cell>
          <table:table-cell office:value-type="string" calcext:value-type="string">
            <text:p>RF(100,all,sqrt)oob_error</text:p>
          </table:table-cell>
          <table:table-cell office:value-type="string" calcext:value-type="string">
            <text:p>RF(100,sqrt,all)K</text:p>
          </table:table-cell>
          <table:table-cell office:value-type="string" calcext:value-type="string">
            <text:p>RF(100,sqrt,all)sensitivity</text:p>
          </table:table-cell>
          <table:table-cell office:value-type="string" calcext:value-type="string">
            <text:p>RF(100,sqrt,all)specificity</text:p>
          </table:table-cell>
          <table:table-cell office:value-type="string" calcext:value-type="string">
            <text:p>RF(100,sqrt,all)precision</text:p>
          </table:table-cell>
          <table:table-cell office:value-type="string" calcext:value-type="string">
            <text:p>RF(100,sqrt,all)accuracy</text:p>
          </table:table-cell>
          <table:table-cell office:value-type="string" calcext:value-type="string">
            <text:p>RF(100,sqrt,all)oob_error</text:p>
          </table:table-cell>
          <table:table-cell office:value-type="string" calcext:value-type="string">
            <text:p>RF(100,sqrt,half)K</text:p>
          </table:table-cell>
          <table:table-cell office:value-type="string" calcext:value-type="string">
            <text:p>RF(100,sqrt,half)sensitivity</text:p>
          </table:table-cell>
          <table:table-cell office:value-type="string" calcext:value-type="string">
            <text:p>RF(100,sqrt,half)specificity</text:p>
          </table:table-cell>
          <table:table-cell office:value-type="string" calcext:value-type="string">
            <text:p>RF(100,sqrt,half)precision</text:p>
          </table:table-cell>
          <table:table-cell office:value-type="string" calcext:value-type="string">
            <text:p>RF(100,sqrt,half)accuracy</text:p>
          </table:table-cell>
          <table:table-cell office:value-type="string" calcext:value-type="string">
            <text:p>RF(100,sqrt,half)oob_error</text:p>
          </table:table-cell>
          <table:table-cell office:value-type="string" calcext:value-type="string">
            <text:p>RF(100,sqrt,sqrt)K</text:p>
          </table:table-cell>
          <table:table-cell office:value-type="string" calcext:value-type="string">
            <text:p>RF(100,sqrt,sqrt)sensitivity</text:p>
          </table:table-cell>
          <table:table-cell office:value-type="string" calcext:value-type="string">
            <text:p>RF(100,sqrt,sqrt)specificity</text:p>
          </table:table-cell>
          <table:table-cell office:value-type="string" calcext:value-type="string">
            <text:p>RF(100,sqrt,sqrt)precision</text:p>
          </table:table-cell>
          <table:table-cell office:value-type="string" calcext:value-type="string">
            <text:p>RF(100,sqrt,sqrt)accuracy</text:p>
          </table:table-cell>
          <table:table-cell office:value-type="string" calcext:value-type="string">
            <text:p>RF(100,sqrt,sqrt)oob_error</text:p>
          </table:table-cell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float" office:value="30.15" calcext:value-type="float">
            <text:p>30.15</text:p>
          </table:table-cell>
          <table:table-cell office:value-type="float" office:value="51.72" calcext:value-type="float">
            <text:p>51.72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4.91" calcext:value-type="float">
            <text:p>64.91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40.96" calcext:value-type="float">
            <text:p>40.96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6.05" calcext:value-type="float">
            <text:p>36.05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40.51" calcext:value-type="float">
            <text:p>40.51</text:p>
          </table:table-cell>
          <table:table-cell office:value-type="float" office:value="8.74" calcext:value-type="float">
            <text:p>8.74</text:p>
          </table:table-cell>
          <table:table-cell office:value-type="float" office:value="55.17" calcext:value-type="float">
            <text:p>55.17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4.39" calcext:value-type="float">
            <text:p>54.39</text:p>
          </table:table-cell>
          <table:table-cell office:value-type="float" office:value="49.3" calcext:value-type="float">
            <text:p>49.3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48.24" calcext:value-type="float">
            <text:p>48.24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49.35" calcext:value-type="float">
            <text:p>49.35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0.22" calcext:value-type="float">
            <text:p>30.22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31.56" calcext:value-type="float">
            <text:p>31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3.33" calcext:value-type="float">
            <text:p>33.33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2.44" calcext:value-type="float">
            <text:p>32.44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3.33" calcext:value-type="float">
            <text:p>33.33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33.78" calcext:value-type="float">
            <text:p>33.78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1.11" calcext:value-type="float">
            <text:p>31.11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" calcext:value-type="float">
            <text:p>32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1.11" calcext:value-type="float">
            <text:p>31.11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4" calcext:value-type="float">
            <text:p>32.44</text:p>
          </table:table-cell>
          <table:table-cell office:value-type="float" office:value="47.51" calcext:value-type="float">
            <text:p>47.51</text:p>
          </table:table-cell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31.11" calcext:value-type="float">
            <text:p>31.11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34.22" calcext:value-type="float">
            <text:p>34.22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1.03" calcext:value-type="float">
            <text:p>31.03</text:p>
          </table:table-cell>
          <table:table-cell office:value-type="float" office:value="19.52" calcext:value-type="float">
            <text:p>19.52</text:p>
          </table:table-cell>
          <table:table-cell office:value-type="float" office:value="51.72" calcext:value-type="float">
            <text:p>51.72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65" calcext:value-type="float">
            <text:p>59.65</text:p>
          </table:table-cell>
          <table:table-cell office:value-type="float" office:value="31.33" calcext:value-type="float">
            <text:p>31.33</text:p>
          </table:table-cell>
          <table:table-cell office:value-type="float" office:value="-8.47" calcext:value-type="float">
            <text:p>-8.47</text:p>
          </table:table-cell>
          <table:table-cell office:value-type="float" office:value="37.93" calcext:value-type="float">
            <text:p>37.93</text:p>
          </table:table-cell>
          <table:table-cell office:value-type="float" office:value="53.57" calcext:value-type="float">
            <text:p>53.57</text:p>
          </table:table-cell>
          <table:table-cell office:value-type="float" office:value="45.83" calcext:value-type="float">
            <text:p>45.83</text:p>
          </table:table-cell>
          <table:table-cell office:value-type="float" office:value="45.61" calcext:value-type="float">
            <text:p>45.61</text:p>
          </table:table-cell>
          <table:table-cell office:value-type="float" office:value="39.29" calcext:value-type="float">
            <text:p>39.29</text:p>
          </table:table-cell>
          <table:table-cell office:value-type="float" office:value="15.56" calcext:value-type="float">
            <text:p>15.56</text:p>
          </table:table-cell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office:value-type="float" office:value="32.18" calcext:value-type="float">
            <text:p>32.18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35.8" calcext:value-type="float">
            <text:p>35.8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1.71" calcext:value-type="float">
            <text:p>31.71</text:p>
          </table:table-cell>
          <table:table-cell office:value-type="float" office:value="15.76" calcext:value-type="float">
            <text:p>15.76</text:p>
          </table:table-cell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office:value-type="float" office:value="22.22" calcext:value-type="float">
            <text:p>22.22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26.67" calcext:value-type="float">
            <text:p>26.67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7.11" calcext:value-type="float">
            <text:p>27.11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0.67" calcext:value-type="float">
            <text:p>30.67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27.11" calcext:value-type="float">
            <text:p>27.11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27.56" calcext:value-type="float">
            <text:p>27.56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4.89" calcext:value-type="float">
            <text:p>24.89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6.67" calcext:value-type="float">
            <text:p>26.67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27.11" calcext:value-type="float">
            <text:p>27.11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7.97" calcext:value-type="float">
            <text:p>37.97</text:p>
          </table:table-cell>
          <table:table-cell office:value-type="float" office:value="5.41" calcext:value-type="float">
            <text:p>5.41</text:p>
          </table:table-cell>
          <table:table-cell office:value-type="float" office:value="48.28" calcext:value-type="float">
            <text:p>48.28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2.63" calcext:value-type="float">
            <text:p>52.63</text:p>
          </table:table-cell>
          <table:table-cell office:value-type="float" office:value="42.35" calcext:value-type="float">
            <text:p>42.35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9.77" calcext:value-type="float">
            <text:p>39.77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7.93" calcext:value-type="float">
            <text:p>37.93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32.94" calcext:value-type="float">
            <text:p>32.94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40" calcext:value-type="float">
            <text:p>40</text:p>
          </table:table-cell>
          <table:table-cell office:value-type="float" office:value="22.59" calcext:value-type="float">
            <text:p>22.59</text:p>
          </table:table-cell>
          <table:table-cell office:value-type="float" office:value="68.97" calcext:value-type="float">
            <text:p>68.97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1.4" calcext:value-type="float">
            <text:p>61.4</text:p>
          </table:table-cell>
          <table:table-cell office:value-type="float" office:value="27.11" calcext:value-type="float">
            <text:p>27.11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8.89" calcext:value-type="float">
            <text:p>28.89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8" calcext:value-type="float">
            <text:p>28</text:p>
          </table:table-cell>
          <table:table-cell office:value-type="float" office:value="29.54" calcext:value-type="float">
            <text:p>29.54</text:p>
          </table:table-cell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office:value-type="float" office:value="26.22" calcext:value-type="float">
            <text:p>26.22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6.22" calcext:value-type="float">
            <text:p>26.22</text:p>
          </table:table-cell>
          <table:table-cell office:value-type="float" office:value="15.56" calcext:value-type="float">
            <text:p>15.56</text:p>
          </table:table-cell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office:value-type="float" office:value="26.67" calcext:value-type="float">
            <text:p>26.67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25.33" calcext:value-type="float">
            <text:p>25.33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7.56" calcext:value-type="float">
            <text:p>27.5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3.56" calcext:value-type="float">
            <text:p>23.56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6.67" calcext:value-type="float">
            <text:p>26.67</text:p>
          </table:table-cell>
          <table:table-cell office:value-type="float" office:value="22.69" calcext:value-type="float">
            <text:p>22.69</text:p>
          </table:table-cell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office:value-type="float" office:value="28.44" calcext:value-type="float">
            <text:p>28.4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3.11" calcext:value-type="float">
            <text:p>23.11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float" office:value="8.63" calcext:value-type="float">
            <text:p>8.63</text:p>
          </table:table-cell>
          <table:table-cell office:value-type="float" office:value="58.62" calcext:value-type="float">
            <text:p>58.62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39" calcext:value-type="float">
            <text:p>54.39</text:p>
          </table:table-cell>
          <table:table-cell office:value-type="float" office:value="-1.85" calcext:value-type="float">
            <text:p>-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office:value-type="float" office:value="32.47" calcext:value-type="float">
            <text:p>32.47</text:p>
          </table:table-cell>
          <table:table-cell office:value-type="float" office:value="18.92" calcext:value-type="float">
            <text:p>18.92</text:p>
          </table:table-cell>
          <table:table-cell office:value-type="float" office:value="72.41" calcext:value-type="float">
            <text:p>72.41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59.65" calcext:value-type="float">
            <text:p>59.65</text:p>
          </table:table-cell>
          <table:table-cell office:value-type="float" office:value="37.97" calcext:value-type="float">
            <text:p>37.97</text:p>
          </table:table-cell>
          <table:table-cell office:value-type="float" office:value="26.61" calcext:value-type="float">
            <text:p>26.61</text:p>
          </table:table-cell>
          <table:table-cell office:value-type="float" office:value="51.72" calcext:value-type="float">
            <text:p>51.72</text:p>
          </table:table-cell>
          <table:table-cell office:value-type="float" office:value="75" calcext:value-type="float">
            <text:p>75</text:p>
          </table:table-cell>
          <table:table-cell office:value-type="float" office:value="68.18" calcext:value-type="float">
            <text:p>68.18</text:p>
          </table:table-cell>
          <table:table-cell office:value-type="float" office:value="63.16" calcext:value-type="float">
            <text:p>63.16</text:p>
          </table:table-cell>
          <table:table-cell office:value-type="float" office:value="44.74" calcext:value-type="float">
            <text:p>44.74</text:p>
          </table:table-cell>
          <table:table-cell office:value-type="float" office:value="12.31" calcext:value-type="float">
            <text:p>12.31</text:p>
          </table:table-cell>
          <table:table-cell office:value-type="float" office:value="55.17" calcext:value-type="float">
            <text:p>55.17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6.14" calcext:value-type="float">
            <text:p>56.14</text:p>
          </table:table-cell>
          <table:table-cell office:value-type="float" office:value="37.78" calcext:value-type="float">
            <text:p>37.78</text:p>
          </table:table-cell>
          <table:table-cell office:value-type="float" office:value="1.97" calcext:value-type="float">
            <text:p>1.97</text:p>
          </table:table-cell>
          <table:table-cell office:value-type="float" office:value="44.83" calcext:value-type="float">
            <text:p>44.83</text:p>
          </table:table-cell>
          <table:table-cell office:value-type="float" office:value="57.14" calcext:value-type="float">
            <text:p>57.14</text:p>
          </table:table-cell>
          <table:table-cell office:value-type="float" office:value="52" calcext:value-type="float">
            <text:p>52</text:p>
          </table:table-cell>
          <table:table-cell office:value-type="float" office:value="50.88" calcext:value-type="float">
            <text:p>50.88</text:p>
          </table:table-cell>
          <table:table-cell office:value-type="float" office:value="37.21" calcext:value-type="float">
            <text:p>37.21</text:p>
          </table:table-cell>
          <table:table-cell office:value-type="float" office:value="19.42" calcext:value-type="float">
            <text:p>19.42</text:p>
          </table:table-cell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office:value-type="float" office:value="36.96" calcext:value-type="float">
            <text:p>36.96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23.56" calcext:value-type="float">
            <text:p>23.56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7.56" calcext:value-type="float">
            <text:p>27.56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7.56" calcext:value-type="float">
            <text:p>27.56</text:p>
          </table:table-cell>
          <table:table-cell office:value-type="float" office:value="29.72" calcext:value-type="float">
            <text:p>29.72</text:p>
          </table:table-cell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6.67" calcext:value-type="float">
            <text:p>26.67</text:p>
          </table:table-cell>
          <table:table-cell office:value-type="float" office:value="22.69" calcext:value-type="float">
            <text:p>22.69</text:p>
          </table:table-cell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office:value-type="float" office:value="24.89" calcext:value-type="float">
            <text:p>24.89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1.11" calcext:value-type="float">
            <text:p>31.11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4.44" calcext:value-type="float">
            <text:p>24.44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24" calcext:value-type="float">
            <text:p>24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4" calcext:value-type="float">
            <text:p>24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25.33" calcext:value-type="float">
            <text:p>25.33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3.56" calcext:value-type="float">
            <text:p>23.56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15.66" calcext:value-type="float">
            <text:p>15.66</text:p>
          </table:table-cell>
          <table:table-cell office:value-type="float" office:value="62.07" calcext:value-type="float">
            <text:p>62.07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57.89" calcext:value-type="float">
            <text:p>57.89</text:p>
          </table:table-cell>
          <table:table-cell office:value-type="float" office:value="31.76" calcext:value-type="float">
            <text:p>31.76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55.42" calcext:value-type="float">
            <text:p>55.42</text:p>
          </table:table-cell>
          <table:table-cell office:value-type="float" office:value="22.5" calcext:value-type="float">
            <text:p>22.5</text:p>
          </table:table-cell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office:value-type="float" office:value="41.11" calcext:value-type="float">
            <text:p>41.11</text:p>
          </table:table-cell>
          <table:table-cell office:value-type="float" office:value="12.09" calcext:value-type="float">
            <text:p>12.09</text:p>
          </table:table-cell>
          <table:table-cell office:value-type="float" office:value="62.07" calcext:value-type="float">
            <text:p>62.07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6.14" calcext:value-type="float">
            <text:p>56.14</text:p>
          </table:table-cell>
          <table:table-cell office:value-type="float" office:value="39.74" calcext:value-type="float">
            <text:p>39.74</text:p>
          </table:table-cell>
          <table:table-cell office:value-type="float" office:value="23.16" calcext:value-type="float">
            <text:p>23.16</text:p>
          </table:table-cell>
          <table:table-cell office:value-type="float" office:value="48.28" calcext:value-type="float">
            <text:p>48.28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1.4" calcext:value-type="float">
            <text:p>61.4</text:p>
          </table:table-cell>
          <table:table-cell office:value-type="float" office:value="37.5" calcext:value-type="float">
            <text:p>37.5</text:p>
          </table:table-cell>
          <table:table-cell office:value-type="float" office:value="12.09" calcext:value-type="float">
            <text:p>12.09</text:p>
          </table:table-cell>
          <table:table-cell office:value-type="float" office:value="62.07" calcext:value-type="float">
            <text:p>62.07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6.14" calcext:value-type="float">
            <text:p>56.14</text:p>
          </table:table-cell>
          <table:table-cell office:value-type="float" office:value="40.7" calcext:value-type="float">
            <text:p>40.7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0.22" calcext:value-type="float">
            <text:p>30.22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3.78" calcext:value-type="float">
            <text:p>33.78</text:p>
          </table:table-cell>
          <table:table-cell office:value-type="float" office:value="19.12" calcext:value-type="float">
            <text:p>19.12</text:p>
          </table:table-cell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office:value-type="float" office:value="30.22" calcext:value-type="float">
            <text:p>30.22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2" calcext:value-type="float">
            <text:p>32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.89" calcext:value-type="float">
            <text:p>32.89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29.78" calcext:value-type="float">
            <text:p>29.78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0.22" calcext:value-type="float">
            <text:p>30.22</text:p>
          </table:table-cell>
          <table:table-cell office:value-type="float" office:value="19.22" calcext:value-type="float">
            <text:p>19.22</text:p>
          </table:table-cell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office:value-type="float" office:value="31.11" calcext:value-type="float">
            <text:p>31.11</text:p>
          </table:table-cell>
          <table:table-cell office:value-type="float" office:value="29.72" calcext:value-type="float">
            <text:p>29.72</text:p>
          </table:table-cell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8.89" calcext:value-type="float">
            <text:p>28.89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30.22" calcext:value-type="float">
            <text:p>30.22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8.44" calcext:value-type="float">
            <text:p>28.4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3.6" calcext:value-type="float">
            <text:p>33.6</text:p>
          </table:table-cell>
          <table:table-cell office:value-type="float" office:value="55.17" calcext:value-type="float">
            <text:p>55.17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33.72" calcext:value-type="float">
            <text:p>33.72</text:p>
          </table:table-cell>
          <table:table-cell office:value-type="float" office:value="29.63" calcext:value-type="float">
            <text:p>29.63</text:p>
          </table:table-cell>
          <table:table-cell office:value-type="float" office:value="72.41" calcext:value-type="float">
            <text:p>72.41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4.91" calcext:value-type="float">
            <text:p>64.91</text:p>
          </table:table-cell>
          <table:table-cell office:value-type="float" office:value="37.66" calcext:value-type="float">
            <text:p>37.6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33.73" calcext:value-type="float">
            <text:p>33.73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40.79" calcext:value-type="float">
            <text:p>40.79</text:p>
          </table:table-cell>
          <table:table-cell office:value-type="float" office:value="19.22" calcext:value-type="float">
            <text:p>19.22</text:p>
          </table:table-cell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office:value-type="float" office:value="43.9" calcext:value-type="float">
            <text:p>43.9</text:p>
          </table:table-cell>
          <table:table-cell office:value-type="float" office:value="64.9" calcext:value-type="float">
            <text:p>64.9</text:p>
          </table:table-cell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office:value-type="float" office:value="33.33" calcext:value-type="float">
            <text:p>33.33</text:p>
          </table:table-cell>
          <table:table-cell office:value-type="float" office:value="64.9" calcext:value-type="float">
            <text:p>64.9</text:p>
          </table:table-cell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office:value-type="float" office:value="29.78" calcext:value-type="float">
            <text:p>29.78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29.33" calcext:value-type="float">
            <text:p>29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8" calcext:value-type="float">
            <text:p>28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5.78" calcext:value-type="float">
            <text:p>25.78</text:p>
          </table:table-cell>
          <table:table-cell office:value-type="float" office:value="64.81" calcext:value-type="float">
            <text:p>64.81</text:p>
          </table:table-cell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office:value-type="float" office:value="30.22" calcext:value-type="float">
            <text:p>30.22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28.89" calcext:value-type="float">
            <text:p>28.89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1.11" calcext:value-type="float">
            <text:p>31.11</text:p>
          </table:table-cell>
          <table:table-cell office:value-type="float" office:value="68.35" calcext:value-type="float">
            <text:p>68.35</text:p>
          </table:table-cell>
          <table:table-cell office:value-type="float" office:value="89.66" calcext:value-type="float">
            <text:p>89.6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21" calcext:value-type="float">
            <text:p>84.21</text:p>
          </table:table-cell>
          <table:table-cell office:value-type="float" office:value="26.22" calcext:value-type="float">
            <text:p>26.22</text:p>
          </table:table-cell>
          <table:table-cell office:value-type="float" office:value="71.89" calcext:value-type="float">
            <text:p>71.89</text:p>
          </table:table-cell>
          <table:table-cell office:value-type="float" office:value="89.66" calcext:value-type="float">
            <text:p>89.66</text:p>
          </table:table-cell>
          <table:table-cell office:value-type="float" office:value="82.14" calcext:value-type="float">
            <text:p>82.14</text:p>
          </table:table-cell>
          <table:table-cell office:value-type="float" office:value="83.87" calcext:value-type="float">
            <text:p>83.87</text:p>
          </table:table-cell>
          <table:table-cell office:value-type="float" office:value="85.96" calcext:value-type="float">
            <text:p>85.96</text:p>
          </table:table-cell>
          <table:table-cell office:value-type="float" office:value="31.11" calcext:value-type="float">
            <text:p>31.11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80.36" calcext:value-type="float">
            <text:p>80.36</text:p>
          </table:table-cell>
          <table:table-cell office:value-type="float" office:value="17.86" calcext:value-type="float">
            <text:p>1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93" calcext:value-type="float">
            <text:p>58.93</text:p>
          </table:table-cell>
          <table:table-cell office:value-type="float" office:value="38.96" calcext:value-type="float">
            <text:p>38.96</text:p>
          </table:table-cell>
          <table:table-cell office:value-type="float" office:value="-10.71" calcext:value-type="float">
            <text:p>-10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3.57" calcext:value-type="float">
            <text:p>53.57</text:p>
          </table:table-cell>
          <table:table-cell office:value-type="float" office:value="43.48" calcext:value-type="float">
            <text:p>43.48</text:p>
          </table:table-cell>
          <table:table-cell office:value-type="float" office:value="44.64" calcext:value-type="float">
            <text:p>44.64</text:p>
          </table:table-cell>
          <table:table-cell office:value-type="float" office:value="42.25" calcext:value-type="float">
            <text:p>42.25</text:p>
          </table:table-cell>
          <table:table-cell office:value-type="float" office:value="46.43" calcext:value-type="float">
            <text:p>46.43</text:p>
          </table:table-cell>
          <table:table-cell office:value-type="float" office:value="85.71" calcext:value-type="float">
            <text:p>8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73.21" calcext:value-type="float">
            <text:p>73.21</text:p>
          </table:table-cell>
          <table:table-cell office:value-type="float" office:value="39.53" calcext:value-type="float">
            <text:p>39.53</text:p>
          </table:table-cell>
          <table:table-cell office:value-type="float" office:value="42.86" calcext:value-type="float">
            <text:p>4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43.96" calcext:value-type="float">
            <text:p>43.96</text:p>
          </table:table-cell>
          <table:table-cell office:value-type="float" office:value="14.29" calcext:value-type="float">
            <text:p>1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7.14" calcext:value-type="float">
            <text:p>57.14</text:p>
          </table:table-cell>
          <table:table-cell office:value-type="float" office:value="56.25" calcext:value-type="float">
            <text:p>56.25</text:p>
          </table:table-cell>
          <table:table-cell office:value-type="float" office:value="17.86" calcext:value-type="float">
            <text:p>1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8.93" calcext:value-type="float">
            <text:p>58.93</text:p>
          </table:table-cell>
          <table:table-cell office:value-type="float" office:value="33.75" calcext:value-type="float">
            <text:p>33.75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office:value-type="float" office:value="33.93" calcext:value-type="float">
            <text:p>33.93</text:p>
          </table:table-cell>
          <table:table-cell office:value-type="float" office:value="50" calcext:value-type="float">
            <text:p>50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office:value-type="float" office:value="34.82" calcext:value-type="float">
            <text:p>34.82</text:p>
          </table:table-cell>
          <table:table-cell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80.36" calcext:value-type="float">
            <text:p>80.36</text:p>
          </table:table-cell>
          <table:table-cell office:value-type="float" office:value="30.8" calcext:value-type="float">
            <text:p>30.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28.12" calcext:value-type="float">
            <text:p>28.12</text:p>
          </table:table-cell>
          <table:table-cell office:value-type="float" office:value="57.14" calcext:value-type="float">
            <text:p>57.14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57" calcext:value-type="float">
            <text:p>78.57</text:p>
          </table:table-cell>
          <table:table-cell office:value-type="float" office:value="33.93" calcext:value-type="float">
            <text:p>33.93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5.71" calcext:value-type="float">
            <text:p>35.71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6.79" calcext:value-type="float">
            <text:p>76.79</text:p>
          </table:table-cell>
          <table:table-cell office:value-type="float" office:value="34.38" calcext:value-type="float">
            <text:p>34.3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29.91" calcext:value-type="float">
            <text:p>29.91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4.38" calcext:value-type="float">
            <text:p>34.38</text:p>
          </table:table-cell>
          <table:table-cell office:value-type="float" office:value="50" calcext:value-type="float">
            <text:p>50</text:p>
          </table:table-cell>
          <table:table-cell office:value-type="float" office:value="82.14" calcext:value-type="float">
            <text:p>8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5" calcext:value-type="float">
            <text:p>75</text:p>
          </table:table-cell>
          <table:table-cell office:value-type="float" office:value="30.36" calcext:value-type="float">
            <text:p>30.36</text:p>
          </table:table-cell>
          <table:table-cell office:value-type="float" office:value="50" calcext:value-type="float">
            <text:p>50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33.48" calcext:value-type="float">
            <text:p>33.4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float" office:value="15.87" calcext:value-type="float">
            <text:p>15.87</text:p>
          </table:table-cell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office:value-type="float" office:value="43.56" calcext:value-type="float">
            <text:p>43.56</text:p>
          </table:table-cell>
          <table:table-cell office:value-type="float" office:value="86.21" calcext:value-type="float">
            <text:p>86.21</text:p>
          </table:table-cell>
          <table:table-cell office:value-type="float" office:value="57.14" calcext:value-type="float">
            <text:p>57.14</text:p>
          </table:table-cell>
          <table:table-cell office:value-type="float" office:value="67.57" calcext:value-type="float">
            <text:p>67.5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53" calcext:value-type="float">
            <text:p>32.53</text:p>
          </table:table-cell>
          <table:table-cell office:value-type="float" office:value="43.7" calcext:value-type="float">
            <text:p>43.7</text:p>
          </table:table-cell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7" calcext:value-type="float">
            <text:p>32.47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8.1" calcext:value-type="float">
            <text:p>38.1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30.68" calcext:value-type="float">
            <text:p>30.68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0" calcext:value-type="float">
            <text:p>40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56" calcext:value-type="float">
            <text:p>41.5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9.78" calcext:value-type="float">
            <text:p>29.78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31.56" calcext:value-type="float">
            <text:p>31.56</text:p>
          </table:table-cell>
          <table:table-cell office:value-type="float" office:value="47.19" calcext:value-type="float">
            <text:p>47.19</text:p>
          </table:table-cell>
          <table:table-cell office:value-type="float" office:value="82.76" calcext:value-type="float">
            <text:p>82.7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31.11" calcext:value-type="float">
            <text:p>31.11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8.44" calcext:value-type="float">
            <text:p>28.44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02" calcext:value-type="float">
            <text:p>29.02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7.56" calcext:value-type="float">
            <text:p>27.56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8.44" calcext:value-type="float">
            <text:p>28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9.33" calcext:value-type="float">
            <text:p>29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12.2" calcext:value-type="float">
            <text:p>12.2</text:p>
          </table:table-cell>
          <table:table-cell office:value-type="float" office:value="58.62" calcext:value-type="float">
            <text:p>58.62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6.14" calcext:value-type="float">
            <text:p>56.14</text:p>
          </table:table-cell>
          <table:table-cell office:value-type="float" office:value="36.25" calcext:value-type="float">
            <text:p>36.25</text:p>
          </table:table-cell>
          <table:table-cell office:value-type="float" office:value="8.86" calcext:value-type="float">
            <text:p>8.86</text:p>
          </table:table-cell>
          <table:table-cell office:value-type="float" office:value="51.72" calcext:value-type="float">
            <text:p>51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9" calcext:value-type="float">
            <text:p>54.39</text:p>
          </table:table-cell>
          <table:table-cell office:value-type="float" office:value="34.15" calcext:value-type="float">
            <text:p>34.15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50.62" calcext:value-type="float">
            <text:p>50.62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7.19" calcext:value-type="float">
            <text:p>47.19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36.05" calcext:value-type="float">
            <text:p>36.05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38.46" calcext:value-type="float">
            <text:p>38.46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50.74" calcext:value-type="float">
            <text:p>50.74</text:p>
          </table:table-cell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office:value-type="float" office:value="27.11" calcext:value-type="float">
            <text:p>27.11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9.33" calcext:value-type="float">
            <text:p>29.33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8" calcext:value-type="float">
            <text:p>28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6.67" calcext:value-type="float">
            <text:p>26.67</text:p>
          </table:table-cell>
          <table:table-cell office:value-type="float" office:value="50.74" calcext:value-type="float">
            <text:p>50.74</text:p>
          </table:table-cell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office:value-type="float" office:value="30.22" calcext:value-type="float">
            <text:p>30.22</text:p>
          </table:table-cell>
          <table:table-cell office:value-type="float" office:value="50.68" calcext:value-type="float">
            <text:p>50.68</text:p>
          </table:table-cell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5.78" calcext:value-type="float">
            <text:p>25.78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3.56" calcext:value-type="float">
            <text:p>23.56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7.56" calcext:value-type="float">
            <text:p>27.56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8.96" calcext:value-type="float">
            <text:p>38.96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39.53" calcext:value-type="float">
            <text:p>39.53</text:p>
          </table:table-cell>
          <table:table-cell office:value-type="float" office:value="29.63" calcext:value-type="float">
            <text:p>29.63</text:p>
          </table:table-cell>
          <table:table-cell office:value-type="float" office:value="72.41" calcext:value-type="float">
            <text:p>72.41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4.91" calcext:value-type="float">
            <text:p>64.91</text:p>
          </table:table-cell>
          <table:table-cell office:value-type="float" office:value="26.14" calcext:value-type="float">
            <text:p>26.14</text:p>
          </table:table-cell>
          <table:table-cell office:value-type="float" office:value="16.28" calcext:value-type="float">
            <text:p>16.28</text:p>
          </table:table-cell>
          <table:table-cell office:value-type="float" office:value="41.38" calcext:value-type="float">
            <text:p>41.38</text:p>
          </table:table-cell>
          <table:table-cell office:value-type="float" office:value="75" calcext:value-type="float">
            <text:p>75</text:p>
          </table:table-cell>
          <table:table-cell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46.75" calcext:value-type="float">
            <text:p>46.75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0.43" calcext:value-type="float">
            <text:p>40.43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40" calcext:value-type="float">
            <text:p>40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32.89" calcext:value-type="float">
            <text:p>32.89</text:p>
          </table:table-cell>
          <table:table-cell office:value-type="float" office:value="64.81" calcext:value-type="float">
            <text:p>64.81</text:p>
          </table:table-cell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office:value-type="float" office:value="32.44" calcext:value-type="float">
            <text:p>32.44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2.89" calcext:value-type="float">
            <text:p>32.89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9.78" calcext:value-type="float">
            <text:p>29.78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9.33" calcext:value-type="float">
            <text:p>29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2.44" calcext:value-type="float">
            <text:p>32.44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28.44" calcext:value-type="float">
            <text:p>28.44</text:p>
          </table:table-cell>
          <table:table-cell office:value-type="float" office:value="57.78" calcext:value-type="float">
            <text:p>57.78</text:p>
          </table:table-cell>
          <table:table-cell office:value-type="float" office:value="86.21" calcext:value-type="float">
            <text:p>86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6" calcext:value-type="float">
            <text:p>75.76</text:p>
          </table:table-cell>
          <table:table-cell office:value-type="float" office:value="78.95" calcext:value-type="float">
            <text:p>78.95</text:p>
          </table:table-cell>
          <table:table-cell office:value-type="float" office:value="31.11" calcext:value-type="float">
            <text:p>31.11</text:p>
          </table:table-cell>
          <table:table-cell office:value-type="float" office:value="64.86" calcext:value-type="float">
            <text:p>64.86</text:p>
          </table:table-cell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office:value-type="float" office:value="28" calcext:value-type="float">
            <text:p>28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0.22" calcext:value-type="float">
            <text:p>30.22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2.44" calcext:value-type="float">
            <text:p>32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43.53" calcext:value-type="float">
            <text:p>43.53</text:p>
          </table:table-cell>
          <table:table-cell office:value-type="float" office:value="9.08" calcext:value-type="float">
            <text:p>9.08</text:p>
          </table:table-cell>
          <table:table-cell office:value-type="float" office:value="44.83" calcext:value-type="float">
            <text:p>44.8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39" calcext:value-type="float">
            <text:p>54.39</text:p>
          </table:table-cell>
          <table:table-cell office:value-type="float" office:value="37.21" calcext:value-type="float">
            <text:p>37.21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22.97" calcext:value-type="float">
            <text:p>22.97</text:p>
          </table:table-cell>
          <table:table-cell office:value-type="float" office:value="15.45" calcext:value-type="float">
            <text:p>15.45</text:p>
          </table:table-cell>
          <table:table-cell office:value-type="float" office:value="68.97" calcext:value-type="float">
            <text:p>68.97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7.89" calcext:value-type="float">
            <text:p>57.89</text:p>
          </table:table-cell>
          <table:table-cell office:value-type="float" office:value="39.24" calcext:value-type="float">
            <text:p>39.24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31.71" calcext:value-type="float">
            <text:p>31.71</text:p>
          </table:table-cell>
          <table:table-cell office:value-type="float" office:value="15.87" calcext:value-type="float">
            <text:p>15.87</text:p>
          </table:table-cell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office:value-type="float" office:value="44.58" calcext:value-type="float">
            <text:p>44.58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3.33" calcext:value-type="float">
            <text:p>33.33</text:p>
          </table:table-cell>
          <table:table-cell office:value-type="float" office:value="61.32" calcext:value-type="float">
            <text:p>61.32</text:p>
          </table:table-cell>
          <table:table-cell office:value-type="float" office:value="86.21" calcext:value-type="float">
            <text:p>86.21</text:p>
          </table:table-cell>
          <table:table-cell office:value-type="float" office:value="75" calcext:value-type="float">
            <text:p>75</text:p>
          </table:table-cell>
          <table:table-cell office:value-type="float" office:value="78.12" calcext:value-type="float">
            <text:p>78.12</text:p>
          </table:table-cell>
          <table:table-cell office:value-type="float" office:value="80.7" calcext:value-type="float">
            <text:p>80.7</text:p>
          </table:table-cell>
          <table:table-cell office:value-type="float" office:value="32.89" calcext:value-type="float">
            <text:p>32.89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33" calcext:value-type="float">
            <text:p>2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5.11" calcext:value-type="float">
            <text:p>35.11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0.22" calcext:value-type="float">
            <text:p>30.22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35.11" calcext:value-type="float">
            <text:p>35.11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2.44" calcext:value-type="float">
            <text:p>32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9.78" calcext:value-type="float">
            <text:p>29.78</text:p>
          </table:table-cell>
          <table:table-cell office:value-type="float" office:value="64.86" calcext:value-type="float">
            <text:p>64.86</text:p>
          </table:table-cell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office:value-type="float" office:value="31.11" calcext:value-type="float">
            <text:p>31.11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4.67" calcext:value-type="float">
            <text:p>34.67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float" office:value="2.33" calcext:value-type="float">
            <text:p>2.33</text:p>
          </table:table-cell>
          <table:table-cell office:value-type="float" office:value="34.48" calcext:value-type="float">
            <text:p>34.48</text:p>
          </table:table-cell>
          <table:table-cell office:value-type="float" office:value="67.86" calcext:value-type="float">
            <text:p>67.86</text:p>
          </table:table-cell>
          <table:table-cell office:value-type="float" office:value="52.63" calcext:value-type="float">
            <text:p>52.63</text:p>
          </table:table-cell>
          <table:table-cell office:value-type="float" office:value="50.88" calcext:value-type="float">
            <text:p>50.88</text:p>
          </table:table-cell>
          <table:table-cell office:value-type="float" office:value="8.86" calcext:value-type="float">
            <text:p>8.86</text:p>
          </table:table-cell>
          <table:table-cell office:value-type="float" office:value="51.72" calcext:value-type="float">
            <text:p>51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9" calcext:value-type="float">
            <text:p>54.39</text:p>
          </table:table-cell>
          <table:table-cell office:value-type="float" office:value="32.5" calcext:value-type="float">
            <text:p>32.5</text:p>
          </table:table-cell>
          <table:table-cell office:value-type="float" office:value="12.2" calcext:value-type="float">
            <text:p>12.2</text:p>
          </table:table-cell>
          <table:table-cell office:value-type="float" office:value="58.62" calcext:value-type="float">
            <text:p>58.62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6.14" calcext:value-type="float">
            <text:p>56.14</text:p>
          </table:table-cell>
          <table:table-cell office:value-type="float" office:value="35.37" calcext:value-type="float">
            <text:p>35.37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24.68" calcext:value-type="float">
            <text:p>24.68</text:p>
          </table:table-cell>
          <table:table-cell office:value-type="float" office:value="40.66" calcext:value-type="float">
            <text:p>40.66</text:p>
          </table:table-cell>
          <table:table-cell office:value-type="float" office:value="55.17" calcext:value-type="float">
            <text:p>55.17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office:value-type="float" office:value="70.18" calcext:value-type="float">
            <text:p>70.18</text:p>
          </table:table-cell>
          <table:table-cell office:value-type="float" office:value="37.97" calcext:value-type="float">
            <text:p>37.97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4.12" calcext:value-type="float">
            <text:p>34.12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5.16" calcext:value-type="float">
            <text:p>35.16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33" calcext:value-type="float">
            <text:p>29.33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5.33" calcext:value-type="float">
            <text:p>25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9.33" calcext:value-type="float">
            <text:p>29.33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5.33" calcext:value-type="float">
            <text:p>25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9.33" calcext:value-type="float">
            <text:p>29.33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1.78" calcext:value-type="float">
            <text:p>21.78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6.22" calcext:value-type="float">
            <text:p>26.22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6.22" calcext:value-type="float">
            <text:p>26.22</text:p>
          </table:table-cell>
          <table:table-cell office:value-type="float" office:value="50.98" calcext:value-type="float">
            <text:p>50.98</text:p>
          </table:table-cell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office:value-type="float" office:value="28" calcext:value-type="float">
            <text:p>28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6.61" calcext:value-type="float">
            <text:p>26.61</text:p>
          </table:table-cell>
          <table:table-cell office:value-type="float" office:value="51.72" calcext:value-type="float">
            <text:p>51.72</text:p>
          </table:table-cell>
          <table:table-cell office:value-type="float" office:value="75" calcext:value-type="float">
            <text:p>75</text:p>
          </table:table-cell>
          <table:table-cell office:value-type="float" office:value="68.18" calcext:value-type="float">
            <text:p>68.18</text:p>
          </table:table-cell>
          <table:table-cell office:value-type="float" office:value="63.16" calcext:value-type="float">
            <text:p>63.16</text:p>
          </table:table-cell>
          <table:table-cell office:value-type="float" office:value="35.06" calcext:value-type="float">
            <text:p>35.06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8.96" calcext:value-type="float">
            <text:p>38.9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47.73" calcext:value-type="float">
            <text:p>47.73</text:p>
          </table:table-cell>
          <table:table-cell office:value-type="float" office:value="33.6" calcext:value-type="float">
            <text:p>33.6</text:p>
          </table:table-cell>
          <table:table-cell office:value-type="float" office:value="55.17" calcext:value-type="float">
            <text:p>55.17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37.5" calcext:value-type="float">
            <text:p>37.5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42.35" calcext:value-type="float">
            <text:p>42.35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2.1" calcext:value-type="float">
            <text:p>32.1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8.89" calcext:value-type="float">
            <text:p>28.89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30.67" calcext:value-type="float">
            <text:p>30.67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4" calcext:value-type="float">
            <text:p>32.44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8" calcext:value-type="float">
            <text:p>28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2.89" calcext:value-type="float">
            <text:p>32.89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1.56" calcext:value-type="float">
            <text:p>31.56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8.89" calcext:value-type="float">
            <text:p>28.89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11" calcext:value-type="float">
            <text:p>31.11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8" calcext:value-type="float">
            <text:p>28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16.07" calcext:value-type="float">
            <text:p>16.07</text:p>
          </table:table-cell>
          <table:table-cell office:value-type="float" office:value="48.28" calcext:value-type="float">
            <text:p>48.28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89" calcext:value-type="float">
            <text:p>57.89</text:p>
          </table:table-cell>
          <table:table-cell office:value-type="float" office:value="40.79" calcext:value-type="float">
            <text:p>40.79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1.76" calcext:value-type="float">
            <text:p>31.76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38.16" calcext:value-type="float">
            <text:p>38.16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5.29" calcext:value-type="float">
            <text:p>35.29</text:p>
          </table:table-cell>
          <table:table-cell office:value-type="float" office:value="23.07" calcext:value-type="float">
            <text:p>23.07</text:p>
          </table:table-cell>
          <table:table-cell office:value-type="float" office:value="51.72" calcext:value-type="float">
            <text:p>51.72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1.4" calcext:value-type="float">
            <text:p>61.4</text:p>
          </table:table-cell>
          <table:table-cell office:value-type="float" office:value="36.05" calcext:value-type="float">
            <text:p>36.05</text:p>
          </table:table-cell>
          <table:table-cell office:value-type="float" office:value="-2.23" calcext:value-type="float">
            <text:p>-2.23</text:p>
          </table:table-cell>
          <table:table-cell office:value-type="float" office:value="62.07" calcext:value-type="float">
            <text:p>62.07</text:p>
          </table:table-cell>
          <table:table-cell office:value-type="float" office:value="35.71" calcext:value-type="float">
            <text:p>35.71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office:value-type="float" office:value="40.96" calcext:value-type="float">
            <text:p>40.96</text:p>
          </table:table-cell>
          <table:table-cell office:value-type="float" office:value="33.11" calcext:value-type="float">
            <text:p>33.11</text:p>
          </table:table-cell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office:value-type="float" office:value="25.78" calcext:value-type="float">
            <text:p>25.78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29.33" calcext:value-type="float">
            <text:p>29.33</text:p>
          </table:table-cell>
          <table:table-cell office:value-type="float" office:value="29.54" calcext:value-type="float">
            <text:p>29.54</text:p>
          </table:table-cell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office:value-type="float" office:value="29.33" calcext:value-type="float">
            <text:p>29.33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26.22" calcext:value-type="float">
            <text:p>26.22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24.89" calcext:value-type="float">
            <text:p>24.89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31.11" calcext:value-type="float">
            <text:p>31.11</text:p>
          </table:table-cell>
          <table:table-cell office:value-type="float" office:value="43.7" calcext:value-type="float">
            <text:p>43.7</text:p>
          </table:table-cell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office:value-type="float" office:value="26.22" calcext:value-type="float">
            <text:p>26.22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28.44" calcext:value-type="float">
            <text:p>28.44</text:p>
          </table:table-cell>
          <table:table-cell office:value-type="float" office:value="26.07" calcext:value-type="float">
            <text:p>26.07</text:p>
          </table:table-cell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office:value-type="float" office:value="28.89" calcext:value-type="float">
            <text:p>28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9.78" calcext:value-type="float">
            <text:p>29.78</text:p>
          </table:table-cell>
          <table:table-cell office:value-type="float" office:value="36.59" calcext:value-type="float">
            <text:p>36.59</text:p>
          </table:table-cell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2.5" calcext:value-type="float">
            <text:p>22.5</text:p>
          </table:table-cell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31.25" calcext:value-type="float">
            <text:p>31.25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31.03" calcext:value-type="float">
            <text:p>31.03</text:p>
          </table:table-cell>
          <table:table-cell office:value-type="float" office:value="15.76" calcext:value-type="float">
            <text:p>15.76</text:p>
          </table:table-cell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office:value-type="float" office:value="37.5" calcext:value-type="float">
            <text:p>37.5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6.91" calcext:value-type="float">
            <text:p>46.91</text:p>
          </table:table-cell>
          <table:table-cell office:value-type="float" office:value="15.35" calcext:value-type="float">
            <text:p>15.35</text:p>
          </table:table-cell>
          <table:table-cell office:value-type="float" office:value="72.41" calcext:value-type="float">
            <text:p>72.41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57.89" calcext:value-type="float">
            <text:p>57.89</text:p>
          </table:table-cell>
          <table:table-cell office:value-type="float" office:value="31.76" calcext:value-type="float">
            <text:p>31.76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41.11" calcext:value-type="float">
            <text:p>41.11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1.33" calcext:value-type="float">
            <text:p>21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44" calcext:value-type="float">
            <text:p>24.44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7.11" calcext:value-type="float">
            <text:p>27.11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44" calcext:value-type="float">
            <text:p>24.44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" calcext:value-type="float">
            <text:p>24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89" calcext:value-type="float">
            <text:p>24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1.78" calcext:value-type="float">
            <text:p>21.78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2.22" calcext:value-type="float">
            <text:p>22.22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3.56" calcext:value-type="float">
            <text:p>23.5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41.03" calcext:value-type="float">
            <text:p>41.03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26.83" calcext:value-type="float">
            <text:p>26.83</text:p>
          </table:table-cell>
          <table:table-cell office:value-type="float" office:value="19.12" calcext:value-type="float">
            <text:p>19.12</text:p>
          </table:table-cell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office:value-type="float" office:value="31.76" calcext:value-type="float">
            <text:p>31.76</text:p>
          </table:table-cell>
          <table:table-cell office:value-type="float" office:value="15.97" calcext:value-type="float">
            <text:p>15.97</text:p>
          </table:table-cell>
          <table:table-cell office:value-type="float" office:value="51.72" calcext:value-type="float">
            <text:p>51.72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7.89" calcext:value-type="float">
            <text:p>57.89</text:p>
          </table:table-cell>
          <table:table-cell office:value-type="float" office:value="42.17" calcext:value-type="float">
            <text:p>42.17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.53" calcext:value-type="float">
            <text:p>32.53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3.33" calcext:value-type="float">
            <text:p>33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3.56" calcext:value-type="float">
            <text:p>23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33.52" calcext:value-type="float">
            <text:p>33.52</text:p>
          </table:table-cell>
          <table:table-cell office:value-type="float" office:value="58.62" calcext:value-type="float">
            <text:p>58.62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office:value-type="float" office:value="26.22" calcext:value-type="float">
            <text:p>26.22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47.51" calcext:value-type="float">
            <text:p>47.51</text:p>
          </table:table-cell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26.67" calcext:value-type="float">
            <text:p>26.67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25.33" calcext:value-type="float">
            <text:p>25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8.44" calcext:value-type="float">
            <text:p>28.44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7.56" calcext:value-type="float">
            <text:p>27.56</text:p>
          </table:table-cell>
          <table:table-cell office:value-type="float" office:value="44.05" calcext:value-type="float">
            <text:p>44.05</text:p>
          </table:table-cell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office:value-type="float" office:value="27.56" calcext:value-type="float">
            <text:p>27.56</text:p>
          </table:table-cell>
          <table:table-cell office:value-type="float" office:value="44.05" calcext:value-type="float">
            <text:p>44.05</text:p>
          </table:table-cell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office:value-type="float" office:value="28" calcext:value-type="float">
            <text:p>28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float" office:value="19.42" calcext:value-type="float">
            <text:p>19.42</text:p>
          </table:table-cell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37.93" calcext:value-type="float">
            <text:p>37.93</text:p>
          </table:table-cell>
          <table:table-cell office:value-type="float" office:value="37.13" calcext:value-type="float">
            <text:p>37.13</text:p>
          </table:table-cell>
          <table:table-cell office:value-type="float" office:value="55.17" calcext:value-type="float">
            <text:p>55.17</text:p>
          </table:table-cell>
          <table:table-cell office:value-type="float" office:value="82.14" calcext:value-type="float">
            <text:p>82.14</text:p>
          </table:table-cell>
          <table:table-cell office:value-type="float" office:value="76.19" calcext:value-type="float">
            <text:p>76.19</text:p>
          </table:table-cell>
          <table:table-cell office:value-type="float" office:value="68.42" calcext:value-type="float">
            <text:p>68.42</text:p>
          </table:table-cell>
          <table:table-cell office:value-type="float" office:value="53.25" calcext:value-type="float">
            <text:p>53.25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8.55" calcext:value-type="float">
            <text:p>38.55</text:p>
          </table:table-cell>
          <table:table-cell office:value-type="float" office:value="26.52" calcext:value-type="float">
            <text:p>26.52</text:p>
          </table:table-cell>
          <table:table-cell office:value-type="float" office:value="55.17" calcext:value-type="float">
            <text:p>55.17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3.16" calcext:value-type="float">
            <text:p>63.16</text:p>
          </table:table-cell>
          <table:table-cell office:value-type="float" office:value="41.25" calcext:value-type="float">
            <text:p>41.25</text:p>
          </table:table-cell>
          <table:table-cell office:value-type="float" office:value="26.07" calcext:value-type="float">
            <text:p>26.07</text:p>
          </table:table-cell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office:value-type="float" office:value="38.37" calcext:value-type="float">
            <text:p>38.37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39.76" calcext:value-type="float">
            <text:p>39.76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9.33" calcext:value-type="float">
            <text:p>29.33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27.11" calcext:value-type="float">
            <text:p>27.11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31.56" calcext:value-type="float">
            <text:p>31.56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30.22" calcext:value-type="float">
            <text:p>30.22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30.67" calcext:value-type="float">
            <text:p>30.67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29.33" calcext:value-type="float">
            <text:p>29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9.78" calcext:value-type="float">
            <text:p>29.78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5.78" calcext:value-type="float">
            <text:p>25.78</text:p>
          </table:table-cell>
          <table:table-cell office:value-type="float" office:value="54.46" calcext:value-type="float">
            <text:p>54.46</text:p>
          </table:table-cell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/>
          <table:table-cell table:formula="of:=AVERAGE([.B2:.B18])" office:value-type="float" office:value="29.0117647058824" calcext:value-type="float">
            <text:p>29.0117647058824</text:p>
          </table:table-cell>
          <table:table-cell table:formula="of:=AVERAGE([.C2:.C18])" office:value-type="float" office:value="62.6405882352941" calcext:value-type="float">
            <text:p>62.6405882352941</text:p>
          </table:table-cell>
          <table:table-cell table:formula="of:=AVERAGE([.D2:.D18])" office:value-type="float" office:value="66.3858823529412" calcext:value-type="float">
            <text:p>66.3858823529412</text:p>
          </table:table-cell>
          <table:table-cell table:formula="of:=AVERAGE([.E2:.E18])" office:value-type="float" office:value="65.6570588235294" calcext:value-type="float">
            <text:p>65.6570588235294</text:p>
          </table:table-cell>
          <table:table-cell table:formula="of:=AVERAGE([.F2:.F18])" office:value-type="float" office:value="64.4794117647059" calcext:value-type="float">
            <text:p>64.4794117647059</text:p>
          </table:table-cell>
          <table:table-cell table:formula="of:=AVERAGE([.G2:.G18])" office:value-type="float" office:value="20.6817647058824" calcext:value-type="float">
            <text:p>20.6817647058824</text:p>
          </table:table-cell>
          <table:table-cell table:formula="of:=AVERAGE([.H2:.H18])" office:value-type="float" office:value="60.1852941176471" calcext:value-type="float">
            <text:p>60.1852941176471</text:p>
          </table:table-cell>
          <table:table-cell table:formula="of:=AVERAGE([.I2:.I18])" office:value-type="float" office:value="60.5035294117647" calcext:value-type="float">
            <text:p>60.5035294117647</text:p>
          </table:table-cell>
          <table:table-cell table:formula="of:=AVERAGE([.J2:.J18])" office:value-type="float" office:value="61.3676470588236" calcext:value-type="float">
            <text:p>61.3676470588236</text:p>
          </table:table-cell>
          <table:table-cell table:formula="of:=AVERAGE([.K2:.K18])" office:value-type="float" office:value="60.3288235294118" calcext:value-type="float">
            <text:p>60.3288235294118</text:p>
          </table:table-cell>
          <table:table-cell table:formula="of:=AVERAGE([.L2:.L18])" office:value-type="float" office:value="36.2535294117647" calcext:value-type="float">
            <text:p>36.2535294117647</text:p>
          </table:table-cell>
          <table:table-cell table:formula="of:=AVERAGE([.M2:.M18])" office:value-type="float" office:value="21.9217647058823" calcext:value-type="float">
            <text:p>21.9217647058823</text:p>
          </table:table-cell>
          <table:table-cell table:formula="of:=AVERAGE([.N2:.N18])" office:value-type="float" office:value="58.2864705882353" calcext:value-type="float">
            <text:p>58.2864705882353</text:p>
          </table:table-cell>
          <table:table-cell table:formula="of:=AVERAGE([.O2:.O18])" office:value-type="float" office:value="63.6558823529412" calcext:value-type="float">
            <text:p>63.6558823529412</text:p>
          </table:table-cell>
          <table:table-cell table:formula="of:=AVERAGE([.P2:.P18])" office:value-type="float" office:value="62.3494117647059" calcext:value-type="float">
            <text:p>62.3494117647059</text:p>
          </table:table-cell>
          <table:table-cell table:formula="of:=AVERAGE([.Q2:.Q18])" office:value-type="float" office:value="60.9335294117647" calcext:value-type="float">
            <text:p>60.9335294117647</text:p>
          </table:table-cell>
          <table:table-cell table:formula="of:=AVERAGE([.R2:.R18])" office:value-type="float" office:value="37.6264705882353" calcext:value-type="float">
            <text:p>37.6264705882353</text:p>
          </table:table-cell>
          <table:table-cell table:formula="of:=AVERAGE([.S2:.S18])" office:value-type="float" office:value="26.0564705882353" calcext:value-type="float">
            <text:p>26.0564705882353</text:p>
          </table:table-cell>
          <table:table-cell table:formula="of:=AVERAGE([.T2:.T18])" office:value-type="float" office:value="63.6617647058823" calcext:value-type="float">
            <text:p>63.6617647058823</text:p>
          </table:table-cell>
          <table:table-cell table:formula="of:=AVERAGE([.U2:.U18])" office:value-type="float" office:value="62.3947058823529" calcext:value-type="float">
            <text:p>62.3947058823529</text:p>
          </table:table-cell>
          <table:table-cell table:formula="of:=AVERAGE([.V2:.V18])" office:value-type="float" office:value="63.5941176470588" calcext:value-type="float">
            <text:p>63.5941176470588</text:p>
          </table:table-cell>
          <table:table-cell table:formula="of:=AVERAGE([.W2:.W18])" office:value-type="float" office:value="63.0264705882353" calcext:value-type="float">
            <text:p>63.0264705882353</text:p>
          </table:table-cell>
          <table:table-cell table:formula="of:=AVERAGE([.X2:.X18])" office:value-type="float" office:value="37.5776470588235" calcext:value-type="float">
            <text:p>37.5776470588235</text:p>
          </table:table-cell>
          <table:table-cell table:formula="of:=AVERAGE([.Y2:.Y18])" office:value-type="float" office:value="26.8764705882353" calcext:value-type="float">
            <text:p>26.8764705882353</text:p>
          </table:table-cell>
          <table:table-cell table:formula="of:=AVERAGE([.Z2:.Z18])" office:value-type="float" office:value="64.0676470588235" calcext:value-type="float">
            <text:p>64.0676470588235</text:p>
          </table:table-cell>
          <table:table-cell table:formula="of:=AVERAGE([.AA2:.AA18])" office:value-type="float" office:value="62.8147058823529" calcext:value-type="float">
            <text:p>62.8147058823529</text:p>
          </table:table-cell>
          <table:table-cell table:formula="of:=AVERAGE([.AB2:.AB18])" office:value-type="float" office:value="64.45" calcext:value-type="float">
            <text:p>64.45</text:p>
          </table:table-cell>
          <table:table-cell table:formula="of:=AVERAGE([.AC2:.AC18])" office:value-type="float" office:value="63.4376470588235" calcext:value-type="float">
            <text:p>63.4376470588235</text:p>
          </table:table-cell>
          <table:table-cell table:formula="of:=AVERAGE([.AD2:.AD18])" office:value-type="float" office:value="39.9747058823529" calcext:value-type="float">
            <text:p>39.9747058823529</text:p>
          </table:table-cell>
          <table:table-cell table:formula="of:=AVERAGE([.AE2:.AE18])" office:value-type="float" office:value="27.0576470588235" calcext:value-type="float">
            <text:p>27.0576470588235</text:p>
          </table:table-cell>
          <table:table-cell table:formula="of:=AVERAGE([.AF2:.AF18])" office:value-type="float" office:value="63.8294117647059" calcext:value-type="float">
            <text:p>63.8294117647059</text:p>
          </table:table-cell>
          <table:table-cell table:formula="of:=AVERAGE([.AG2:.AG18])" office:value-type="float" office:value="63.2358823529412" calcext:value-type="float">
            <text:p>63.2358823529412</text:p>
          </table:table-cell>
          <table:table-cell table:formula="of:=AVERAGE([.AH2:.AH18])" office:value-type="float" office:value="64.5258823529412" calcext:value-type="float">
            <text:p>64.5258823529412</text:p>
          </table:table-cell>
          <table:table-cell table:formula="of:=AVERAGE([.AI2:.AI18])" office:value-type="float" office:value="63.5264705882353" calcext:value-type="float">
            <text:p>63.5264705882353</text:p>
          </table:table-cell>
          <table:table-cell table:formula="of:=AVERAGE([.AJ2:.AJ18])" office:value-type="float" office:value="38.3588235294118" calcext:value-type="float">
            <text:p>38.3588235294118</text:p>
          </table:table-cell>
          <table:table-cell table:formula="of:=AVERAGE([.AK2:.AK18])" office:value-type="float" office:value="26.3823529411765" calcext:value-type="float">
            <text:p>26.3823529411765</text:p>
          </table:table-cell>
          <table:table-cell table:formula="of:=AVERAGE([.AL2:.AL18])" office:value-type="float" office:value="64.1917647058824" calcext:value-type="float">
            <text:p>64.1917647058824</text:p>
          </table:table-cell>
          <table:table-cell table:formula="of:=AVERAGE([.AM2:.AM18])" office:value-type="float" office:value="62.1847058823529" calcext:value-type="float">
            <text:p>62.1847058823529</text:p>
          </table:table-cell>
          <table:table-cell table:formula="of:=AVERAGE([.AN2:.AN18])" office:value-type="float" office:value="63.9388235294118" calcext:value-type="float">
            <text:p>63.9388235294118</text:p>
          </table:table-cell>
          <table:table-cell table:formula="of:=AVERAGE([.AO2:.AO18])" office:value-type="float" office:value="63.2188235294118" calcext:value-type="float">
            <text:p>63.2188235294118</text:p>
          </table:table-cell>
          <table:table-cell table:formula="of:=AVERAGE([.AP2:.AP18])" office:value-type="float" office:value="39.0229411764706" calcext:value-type="float">
            <text:p>39.0229411764706</text:p>
          </table:table-cell>
          <table:table-cell table:formula="of:=AVERAGE([.AQ2:.AQ18])" office:value-type="float" office:value="41.0929411764706" calcext:value-type="float">
            <text:p>41.0929411764706</text:p>
          </table:table-cell>
          <table:table-cell table:formula="of:=AVERAGE([.AR2:.AR18])" office:value-type="float" office:value="72.5870588235294" calcext:value-type="float">
            <text:p>72.5870588235294</text:p>
          </table:table-cell>
          <table:table-cell table:formula="of:=AVERAGE([.AS2:.AS18])" office:value-type="float" office:value="68.4876470588235" calcext:value-type="float">
            <text:p>68.4876470588235</text:p>
          </table:table-cell>
          <table:table-cell table:formula="of:=AVERAGE([.AT2:.AT18])" office:value-type="float" office:value="70.4235294117647" calcext:value-type="float">
            <text:p>70.4235294117647</text:p>
          </table:table-cell>
          <table:table-cell table:formula="of:=AVERAGE([.AU2:.AU18])" office:value-type="float" office:value="70.5635294117647" calcext:value-type="float">
            <text:p>70.5635294117647</text:p>
          </table:table-cell>
          <table:table-cell table:formula="of:=AVERAGE([.AV2:.AV18])" office:value-type="float" office:value="28.4270588235294" calcext:value-type="float">
            <text:p>28.4270588235294</text:p>
          </table:table-cell>
          <table:table-cell table:formula="of:=AVERAGE([.AW2:.AW18])" office:value-type="float" office:value="43.1788235294118" calcext:value-type="float">
            <text:p>43.1788235294118</text:p>
          </table:table-cell>
          <table:table-cell table:formula="of:=AVERAGE([.AX2:.AX18])" office:value-type="float" office:value="72.7905882352941" calcext:value-type="float">
            <text:p>72.7905882352941</text:p>
          </table:table-cell>
          <table:table-cell table:formula="of:=AVERAGE([.AY2:.AY18])" office:value-type="float" office:value="70.3788235294118" calcext:value-type="float">
            <text:p>70.3788235294118</text:p>
          </table:table-cell>
          <table:table-cell table:formula="of:=AVERAGE([.AZ2:.AZ18])" office:value-type="float" office:value="71.7894117647059" calcext:value-type="float">
            <text:p>71.7894117647059</text:p>
          </table:table-cell>
          <table:table-cell table:formula="of:=AVERAGE([.BA2:.BA18])" office:value-type="float" office:value="71.5964705882353" calcext:value-type="float">
            <text:p>71.5964705882353</text:p>
          </table:table-cell>
          <table:table-cell table:formula="of:=AVERAGE([.BB2:.BB18])" office:value-type="float" office:value="29.7088235294118" calcext:value-type="float">
            <text:p>29.7088235294118</text:p>
          </table:table-cell>
          <table:table-cell table:formula="of:=AVERAGE([.BC2:.BC18])" office:value-type="float" office:value="41.9088235294118" calcext:value-type="float">
            <text:p>41.9088235294118</text:p>
          </table:table-cell>
          <table:table-cell table:formula="of:=AVERAGE([.BD2:.BD18])" office:value-type="float" office:value="73.3994117647059" calcext:value-type="float">
            <text:p>73.3994117647059</text:p>
          </table:table-cell>
          <table:table-cell table:formula="of:=AVERAGE([.BE2:.BE18])" office:value-type="float" office:value="68.4882352941177" calcext:value-type="float">
            <text:p>68.4882352941177</text:p>
          </table:table-cell>
          <table:table-cell table:formula="of:=AVERAGE([.BF2:.BF18])" office:value-type="float" office:value="70.7964705882353" calcext:value-type="float">
            <text:p>70.7964705882353</text:p>
          </table:table-cell>
          <table:table-cell table:formula="of:=AVERAGE([.BG2:.BG18])" office:value-type="float" office:value="70.9811764705883" calcext:value-type="float">
            <text:p>70.9811764705883</text:p>
          </table:table-cell>
          <table:table-cell table:formula="of:=AVERAGE([.BH2:.BH18])" office:value-type="float" office:value="29.3135294117647" calcext:value-type="float">
            <text:p>29.3135294117647</text:p>
          </table:table-cell>
          <table:table-cell table:formula="of:=AVERAGE([.BI2:.BI18])" office:value-type="float" office:value="42.3129411764706" calcext:value-type="float">
            <text:p>42.3129411764706</text:p>
          </table:table-cell>
          <table:table-cell table:formula="of:=AVERAGE([.BJ2:.BJ18])" office:value-type="float" office:value="73.1817647058823" calcext:value-type="float">
            <text:p>73.1817647058823</text:p>
          </table:table-cell>
          <table:table-cell table:formula="of:=AVERAGE([.BK2:.BK18])" office:value-type="float" office:value="69.1182352941177" calcext:value-type="float">
            <text:p>69.1182352941177</text:p>
          </table:table-cell>
          <table:table-cell table:formula="of:=AVERAGE([.BL2:.BL18])" office:value-type="float" office:value="71.2082352941176" calcext:value-type="float">
            <text:p>71.2082352941176</text:p>
          </table:table-cell>
          <table:table-cell table:formula="of:=AVERAGE([.BM2:.BM18])" office:value-type="float" office:value="71.1776470588235" calcext:value-type="float">
            <text:p>71.1776470588235</text:p>
          </table:table-cell>
          <table:table-cell table:formula="of:=AVERAGE([.BN2:.BN18])" office:value-type="float" office:value="28.7123529411765" calcext:value-type="float">
            <text:p>28.7123529411765</text:p>
          </table:table-cell>
          <table:table-cell table:formula="of:=AVERAGE([.BO2:.BO18])" office:value-type="float" office:value="45.04" calcext:value-type="float">
            <text:p>45.04</text:p>
          </table:table-cell>
          <table:table-cell table:formula="of:=AVERAGE([.BP2:.BP18])" office:value-type="float" office:value="72.9858823529412" calcext:value-type="float">
            <text:p>72.9858823529412</text:p>
          </table:table-cell>
          <table:table-cell table:formula="of:=AVERAGE([.BQ2:.BQ18])" office:value-type="float" office:value="72.0588235294118" calcext:value-type="float">
            <text:p>72.0588235294118</text:p>
          </table:table-cell>
          <table:table-cell table:formula="of:=AVERAGE([.BR2:.BR18])" office:value-type="float" office:value="73.1258823529412" calcext:value-type="float">
            <text:p>73.1258823529412</text:p>
          </table:table-cell>
          <table:table-cell table:formula="of:=AVERAGE([.BS2:.BS18])" office:value-type="float" office:value="72.5270588235294" calcext:value-type="float">
            <text:p>72.5270588235294</text:p>
          </table:table-cell>
          <table:table-cell table:formula="of:=AVERAGE([.BT2:.BT18])" office:value-type="float" office:value="28.4" calcext:value-type="float">
            <text:p>28.4</text:p>
          </table:table-cell>
          <table:table-cell table:formula="of:=AVERAGE([.BU2:.BU18])" office:value-type="float" office:value="42.7258823529412" calcext:value-type="float">
            <text:p>42.7258823529412</text:p>
          </table:table-cell>
          <table:table-cell table:formula="of:=AVERAGE([.BV2:.BV18])" office:value-type="float" office:value="73.3841176470588" calcext:value-type="float">
            <text:p>73.3841176470588</text:p>
          </table:table-cell>
          <table:table-cell table:formula="of:=AVERAGE([.BW2:.BW18])" office:value-type="float" office:value="69.3276470588235" calcext:value-type="float">
            <text:p>69.3276470588235</text:p>
          </table:table-cell>
          <table:table-cell table:formula="of:=AVERAGE([.BX2:.BX18])" office:value-type="float" office:value="71.5129411764706" calcext:value-type="float">
            <text:p>71.5129411764706</text:p>
          </table:table-cell>
          <table:table-cell table:formula="of:=AVERAGE([.BY2:.BY18])" office:value-type="float" office:value="71.3835294117647" calcext:value-type="float">
            <text:p>71.3835294117647</text:p>
          </table:table-cell>
          <table:table-cell table:formula="of:=AVERAGE([.BZ2:.BZ18])" office:value-type="float" office:value="30.3882352941176" calcext:value-type="float">
            <text:p>30.3882352941176</text:p>
          </table:table-cell>
          <table:table-cell table:formula="of:=AVERAGE([.CA2:.CA18])" office:value-type="float" office:value="44.4047058823529" calcext:value-type="float">
            <text:p>44.4047058823529</text:p>
          </table:table-cell>
          <table:table-cell table:formula="of:=AVERAGE([.CB2:.CB18])" office:value-type="float" office:value="73.5882352941177" calcext:value-type="float">
            <text:p>73.5882352941177</text:p>
          </table:table-cell>
          <table:table-cell table:formula="of:=AVERAGE([.CC2:.CC18])" office:value-type="float" office:value="70.8" calcext:value-type="float">
            <text:p>70.8</text:p>
          </table:table-cell>
          <table:table-cell table:formula="of:=AVERAGE([.CD2:.CD18])" office:value-type="float" office:value="72.204705882353" calcext:value-type="float">
            <text:p>72.204705882353</text:p>
          </table:table-cell>
          <table:table-cell table:formula="of:=AVERAGE([.CE2:.CE18])" office:value-type="float" office:value="72.2164705882353" calcext:value-type="float">
            <text:p>72.2164705882353</text:p>
          </table:table-cell>
          <table:table-cell table:formula="of:=AVERAGE([.CF2:.CF18])" office:value-type="float" office:value="27.9117647058824" calcext:value-type="float">
            <text:p>27.9117647058824</text:p>
          </table:table-cell>
          <table:table-cell table:formula="of:=AVERAGE([.CG2:.CG18])" office:value-type="float" office:value="41.7070588235294" calcext:value-type="float">
            <text:p>41.7070588235294</text:p>
          </table:table-cell>
          <table:table-cell table:formula="of:=AVERAGE([.CH2:.CH18])" office:value-type="float" office:value="72.5735294117647" calcext:value-type="float">
            <text:p>72.5735294117647</text:p>
          </table:table-cell>
          <table:table-cell table:formula="of:=AVERAGE([.CI2:.CI18])" office:value-type="float" office:value="69.1182352941177" calcext:value-type="float">
            <text:p>69.1182352941177</text:p>
          </table:table-cell>
          <table:table-cell table:formula="of:=AVERAGE([.CJ2:.CJ18])" office:value-type="float" office:value="70.9035294117647" calcext:value-type="float">
            <text:p>70.9035294117647</text:p>
          </table:table-cell>
          <table:table-cell table:formula="of:=AVERAGE([.CK2:.CK18])" office:value-type="float" office:value="70.8688235294118" calcext:value-type="float">
            <text:p>70.8688235294118</text:p>
          </table:table-cell>
          <table:table-cell table:formula="of:=AVERAGE([.CL2:.CL18])" office:value-type="float" office:value="28.4788235294118" calcext:value-type="float">
            <text:p>28.4788235294118</text:p>
          </table:table-cell>
          <table:table-cell table:formula="of:=AVERAGE([.CM2:.CM18])" office:value-type="float" office:value="43.3764705882353" calcext:value-type="float">
            <text:p>43.3764705882353</text:p>
          </table:table-cell>
          <table:table-cell table:formula="of:=AVERAGE([.CN2:.CN18])" office:value-type="float" office:value="72.7764705882353" calcext:value-type="float">
            <text:p>72.7764705882353</text:p>
          </table:table-cell>
          <table:table-cell table:formula="of:=AVERAGE([.CO2:.CO18])" office:value-type="float" office:value="70.5888235294118" calcext:value-type="float">
            <text:p>70.5888235294118</text:p>
          </table:table-cell>
          <table:table-cell table:formula="of:=AVERAGE([.CP2:.CP18])" office:value-type="float" office:value="71.89" calcext:value-type="float">
            <text:p>71.89</text:p>
          </table:table-cell>
          <table:table-cell table:formula="of:=AVERAGE([.CQ2:.CQ18])" office:value-type="float" office:value="71.694705882353" calcext:value-type="float">
            <text:p>71.694705882353</text:p>
          </table:table-cell>
          <table:table-cell table:formula="of:=AVERAGE([.CR2:.CR18])" office:value-type="float" office:value="27.9052941176471" calcext:value-type="float">
            <text:p>27.9052941176471</text:p>
          </table:table-cell>
          <table:table-cell table:formula="of:=AVERAGE([.CS2:.CS18])" office:value-type="float" office:value="45.8582352941176" calcext:value-type="float">
            <text:p>45.8582352941176</text:p>
          </table:table-cell>
          <table:table-cell table:formula="of:=AVERAGE([.CT2:.CT18])" office:value-type="float" office:value="73.7976470588235" calcext:value-type="float">
            <text:p>73.7976470588235</text:p>
          </table:table-cell>
          <table:table-cell table:formula="of:=AVERAGE([.CU2:.CU18])" office:value-type="float" office:value="72.0588235294118" calcext:value-type="float">
            <text:p>72.0588235294118</text:p>
          </table:table-cell>
          <table:table-cell table:formula="of:=AVERAGE([.CV2:.CV18])" office:value-type="float" office:value="73.32" calcext:value-type="float">
            <text:p>73.32</text:p>
          </table:table-cell>
          <table:table-cell table:formula="of:=AVERAGE([.CW2:.CW18])" office:value-type="float" office:value="72.9364705882353" calcext:value-type="float">
            <text:p>72.9364705882353</text:p>
          </table:table-cell>
          <table:table-cell table:formula="of:=AVERAGE([.CX2:.CX18])" office:value-type="float" office:value="28.3482352941176" calcext:value-type="float">
            <text:p>28.3482352941176</text:p>
          </table:table-cell>
          <table:table-cell table:formula="of:=AVERAGE([.CY2:.CY18])" office:value-type="float" office:value="43.5794117647059" calcext:value-type="float">
            <text:p>43.5794117647059</text:p>
          </table:table-cell>
          <table:table-cell table:formula="of:=AVERAGE([.CZ2:.CZ18])" office:value-type="float" office:value="72.7758823529412" calcext:value-type="float">
            <text:p>72.7758823529412</text:p>
          </table:table-cell>
          <table:table-cell table:formula="of:=AVERAGE([.DA2:.DA18])" office:value-type="float" office:value="70.7988235294118" calcext:value-type="float">
            <text:p>70.7988235294118</text:p>
          </table:table-cell>
          <table:table-cell table:formula="of:=AVERAGE([.DB2:.DB18])" office:value-type="float" office:value="72.2511764705883" calcext:value-type="float">
            <text:p>72.2511764705883</text:p>
          </table:table-cell>
          <table:table-cell table:formula="of:=AVERAGE([.DC2:.DC18])" office:value-type="float" office:value="71.8" calcext:value-type="float">
            <text:p>71.8</text:p>
          </table:table-cell>
          <table:table-cell table:formula="of:=AVERAGE([.DD2:.DD18])" office:value-type="float" office:value="28.61" calcext:value-type="float">
            <text:p>28.61</text:p>
          </table:table-cell>
          <table:table-cell table:formula="of:=AVERAGE([.DE2:.DE18])" office:value-type="float" office:value="43.1617647058824" calcext:value-type="float">
            <text:p>43.1617647058824</text:p>
          </table:table-cell>
          <table:table-cell table:formula="of:=AVERAGE([.DF2:.DF18])" office:value-type="float" office:value="72.7758823529412" calcext:value-type="float">
            <text:p>72.7758823529412</text:p>
          </table:table-cell>
          <table:table-cell table:formula="of:=AVERAGE([.DG2:.DG18])" office:value-type="float" office:value="70.3794117647059" calcext:value-type="float">
            <text:p>70.3794117647059</text:p>
          </table:table-cell>
          <table:table-cell table:formula="of:=AVERAGE([.DH2:.DH18])" office:value-type="float" office:value="71.8541176470588" calcext:value-type="float">
            <text:p>71.8541176470588</text:p>
          </table:table-cell>
          <table:table-cell table:formula="of:=AVERAGE([.DI2:.DI18])" office:value-type="float" office:value="71.59" calcext:value-type="float">
            <text:p>71.59</text:p>
          </table:table-cell>
          <table:table-cell table:formula="of:=AVERAGE([.DJ2:.DJ18])" office:value-type="float" office:value="28.0341176470588" calcext:value-type="float">
            <text:p>28.0341176470588</text:p>
          </table:table-cell>
        </table:table-row>
        <table:table-row table:style-name="ro1">
          <table:table-cell table:number-columns-repeated="11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oob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T(entropy,1,0.01,0.4)</text:p>
          </table:table-cell>
          <table:table-cell table:formula="of:=AVERAGE([.B5:.B21])" office:value-type="float" office:value="29.7667843137255" calcext:value-type="float">
            <text:p>29.7667843137255</text:p>
          </table:table-cell>
          <table:table-cell table:formula="of:=AVERAGE([.C5:.C21])" office:value-type="float" office:value="63.4447058823529" calcext:value-type="float">
            <text:p>63.4447058823529</text:p>
          </table:table-cell>
          <table:table-cell table:formula="of:=AVERAGE([.D5:.D21])" office:value-type="float" office:value="66.3303921568627" calcext:value-type="float">
            <text:p>66.3303921568627</text:p>
          </table:table-cell>
          <table:table-cell table:formula="of:=AVERAGE([.E5:.E21])" office:value-type="float" office:value="65.7504705882353" calcext:value-type="float">
            <text:p>65.7504705882353</text:p>
          </table:table-cell>
          <table:table-cell table:formula="of:=AVERAGE([.F5:.F21])" office:value-type="float" office:value="64.8612941176471" calcext:value-type="float">
            <text:p>64.8612941176471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RF(1,all,all)</text:p>
          </table:table-cell>
          <table:table-cell table:formula="of:=AVERAGE([.G5:.G21])" office:value-type="float" office:value="20.2414509803922" calcext:value-type="float">
            <text:p>20.2414509803922</text:p>
          </table:table-cell>
          <table:table-cell table:formula="of:=AVERAGE([.H5:.H21])" office:value-type="float" office:value="60.4983529411765" calcext:value-type="float">
            <text:p>60.4983529411765</text:p>
          </table:table-cell>
          <table:table-cell table:formula="of:=AVERAGE([.I5:.I21])" office:value-type="float" office:value="59.7469019607843" calcext:value-type="float">
            <text:p>59.7469019607843</text:p>
          </table:table-cell>
          <table:table-cell table:formula="of:=AVERAGE([.J5:.J21])" office:value-type="float" office:value="61.0645098039216" calcext:value-type="float">
            <text:p>61.0645098039216</text:p>
          </table:table-cell>
          <table:table-cell table:formula="of:=AVERAGE([.K5:.K21])" office:value-type="float" office:value="60.1139215686275" calcext:value-type="float">
            <text:p>60.1139215686275</text:p>
          </table:table-cell>
          <table:table-cell table:formula="of:=AVERAGE([.L5:.L21])" office:value-type="float" office:value="36.173568627451" calcext:value-type="float">
            <text:p>36.173568627451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all,half)</text:p>
          </table:table-cell>
          <table:table-cell table:formula="of:=AVERAGE([.M5:.M21])" office:value-type="float" office:value="22.8941176470588" calcext:value-type="float">
            <text:p>22.8941176470588</text:p>
          </table:table-cell>
          <table:table-cell table:formula="of:=AVERAGE([.N5:.N21])" office:value-type="float" office:value="58.9090980392157" calcext:value-type="float">
            <text:p>58.9090980392157</text:p>
          </table:table-cell>
          <table:table-cell table:formula="of:=AVERAGE([.O5:.O21])" office:value-type="float" office:value="64.0063921568627" calcext:value-type="float">
            <text:p>64.0063921568627</text:p>
          </table:table-cell>
          <table:table-cell table:formula="of:=AVERAGE([.P5:.P21])" office:value-type="float" office:value="62.8406274509804" calcext:value-type="float">
            <text:p>62.8406274509804</text:p>
          </table:table-cell>
          <table:table-cell table:formula="of:=AVERAGE([.Q5:.Q21])" office:value-type="float" office:value="61.4242352941176" calcext:value-type="float">
            <text:p>61.4242352941176</text:p>
          </table:table-cell>
          <table:table-cell table:formula="of:=AVERAGE([.R5:.R21])" office:value-type="float" office:value="37.836431372549" calcext:value-type="float">
            <text:p>37.83643137254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all,sqrt)</text:p>
          </table:table-cell>
          <table:table-cell table:formula="of:=AVERAGE([.S5:.S21])" office:value-type="float" office:value="28.326431372549" calcext:value-type="float">
            <text:p>28.326431372549</text:p>
          </table:table-cell>
          <table:table-cell table:formula="of:=AVERAGE([.T5:.T21])" office:value-type="float" office:value="65.3594509803922" calcext:value-type="float">
            <text:p>65.3594509803922</text:p>
          </table:table-cell>
          <table:table-cell table:formula="of:=AVERAGE([.U5:.U21])" office:value-type="float" office:value="62.9689803921569" calcext:value-type="float">
            <text:p>62.9689803921569</text:p>
          </table:table-cell>
          <table:table-cell table:formula="of:=AVERAGE([.V5:.V21])" office:value-type="float" office:value="64.7322745098039" calcext:value-type="float">
            <text:p>64.7322745098039</text:p>
          </table:table-cell>
          <table:table-cell table:formula="of:=AVERAGE([.W5:.W21])" office:value-type="float" office:value="64.1697647058823" calcext:value-type="float">
            <text:p>64.1697647058823</text:p>
          </table:table-cell>
          <table:table-cell table:formula="of:=AVERAGE([.X5:.X21])" office:value-type="float" office:value="37.1218431372549" calcext:value-type="float">
            <text:p>37.121843137254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all)</text:p>
          </table:table-cell>
          <table:table-cell table:formula="of:=AVERAGE([.Y5:.Y21])" office:value-type="float" office:value="28.6390980392157" calcext:value-type="float">
            <text:p>28.6390980392157</text:p>
          </table:table-cell>
          <table:table-cell table:formula="of:=AVERAGE([.Z5:.Z21])" office:value-type="float" office:value="64.6971764705882" calcext:value-type="float">
            <text:p>64.6971764705882</text:p>
          </table:table-cell>
          <table:table-cell table:formula="of:=AVERAGE([.AA5:.AA21])" office:value-type="float" office:value="63.9489803921569" calcext:value-type="float">
            <text:p>63.9489803921569</text:p>
          </table:table-cell>
          <table:table-cell table:formula="of:=AVERAGE([.AB5:.AB21])" office:value-type="float" office:value="65.3786666666667" calcext:value-type="float">
            <text:p>65.3786666666667</text:p>
          </table:table-cell>
          <table:table-cell table:formula="of:=AVERAGE([.AC5:.AC21])" office:value-type="float" office:value="64.3125098039215" calcext:value-type="float">
            <text:p>64.3125098039215</text:p>
          </table:table-cell>
          <table:table-cell table:formula="of:=AVERAGE([.AD5:.AD21])" office:value-type="float" office:value="40.0089803921569" calcext:value-type="float">
            <text:p>40.008980392156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half)</text:p>
          </table:table-cell>
          <table:table-cell table:formula="of:=AVERAGE([.AE5:.AE21])" office:value-type="float" office:value="27.2071764705882" calcext:value-type="float">
            <text:p>27.2071764705882</text:p>
          </table:table-cell>
          <table:table-cell table:formula="of:=AVERAGE([.AF5:.AF21])" office:value-type="float" office:value="63.9519607843137" calcext:value-type="float">
            <text:p>63.9519607843137</text:p>
          </table:table-cell>
          <table:table-cell table:formula="of:=AVERAGE([.AG5:.AG21])" office:value-type="float" office:value="63.2637254901961" calcext:value-type="float">
            <text:p>63.2637254901961</text:p>
          </table:table-cell>
          <table:table-cell table:formula="of:=AVERAGE([.AH5:.AH21])" office:value-type="float" office:value="64.6523921568627" calcext:value-type="float">
            <text:p>64.6523921568627</text:p>
          </table:table-cell>
          <table:table-cell table:formula="of:=AVERAGE([.AI5:.AI21])" office:value-type="float" office:value="63.600431372549" calcext:value-type="float">
            <text:p>63.600431372549</text:p>
          </table:table-cell>
          <table:table-cell table:formula="of:=AVERAGE([.AJ5:.AJ21])" office:value-type="float" office:value="38.2319215686274" calcext:value-type="float">
            <text:p>38.2319215686274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sqrt)</text:p>
          </table:table-cell>
          <table:table-cell table:formula="of:=AVERAGE([.AK5:.AK21])" office:value-type="float" office:value="25.9341568627451" calcext:value-type="float">
            <text:p>25.9341568627451</text:p>
          </table:table-cell>
          <table:table-cell table:formula="of:=AVERAGE([.AL5:.AL21])" office:value-type="float" office:value="63.9267843137255" calcext:value-type="float">
            <text:p>63.9267843137255</text:p>
          </table:table-cell>
          <table:table-cell table:formula="of:=AVERAGE([.AM5:.AM21])" office:value-type="float" office:value="62.0023137254902" calcext:value-type="float">
            <text:p>62.0023137254902</text:p>
          </table:table-cell>
          <table:table-cell table:formula="of:=AVERAGE([.AN5:.AN21])" office:value-type="float" office:value="63.7772549019608" calcext:value-type="float">
            <text:p>63.7772549019608</text:p>
          </table:table-cell>
          <table:table-cell table:formula="of:=AVERAGE([.AO5:.AO21])" office:value-type="float" office:value="62.9972549019608" calcext:value-type="float">
            <text:p>62.9972549019608</text:p>
          </table:table-cell>
          <table:table-cell table:formula="of:=AVERAGE([.AP5:.AP21])" office:value-type="float" office:value="38.756862745098" calcext:value-type="float">
            <text:p>38.756862745098</text:p>
          </table:table-cell>
          <table:table-cell table:number-columns-repeated="107"/>
        </table:table-row>
        <table:table-row table:style-name="ro1">
          <table:table-cell table:style-name="ce4" office:value-type="string" calcext:value-type="string">
            <text:p>RF(1), mean</text:p>
          </table:table-cell>
          <table:table-cell table:style-name="ce4" table:formula="of:=AVERAGE([.B23:.B28])" office:value-type="float" office:value="25.5404052287582" calcext:value-type="float">
            <text:p>25.5404052287582</text:p>
          </table:table-cell>
          <table:table-cell table:style-name="ce4" table:formula="of:=AVERAGE([.C23:.C28])" office:value-type="float" office:value="62.8904705882353" calcext:value-type="float">
            <text:p>62.8904705882353</text:p>
          </table:table-cell>
          <table:table-cell table:style-name="ce4" table:formula="of:=AVERAGE([.D23:.D28])" office:value-type="float" office:value="62.6562156862745" calcext:value-type="float">
            <text:p>62.6562156862745</text:p>
          </table:table-cell>
          <table:table-cell table:style-name="ce4" table:formula="of:=AVERAGE([.E23:.E28])" office:value-type="float" office:value="63.740954248366" calcext:value-type="float">
            <text:p>63.740954248366</text:p>
          </table:table-cell>
          <table:table-cell table:style-name="ce4" table:formula="of:=AVERAGE([.F23:.F28])" office:value-type="float" office:value="62.7696862745098" calcext:value-type="float">
            <text:p>62.7696862745098</text:p>
          </table:table-cell>
          <table:table-cell table:style-name="ce4" table:formula="of:=AVERAGE([.G23:.G28])" office:value-type="float" office:value="38.0216013071895" calcext:value-type="float">
            <text:p>38.0216013071895</text:p>
          </table:table-cell>
          <table:table-cell table:number-columns-repeated="107"/>
        </table:table-row>
        <table:table-row table:style-name="ro1">
          <table:table-cell table:style-name="ce5" office:value-type="string" calcext:value-type="string">
            <text:p>RF(50,all,all)</text:p>
          </table:table-cell>
          <table:table-cell table:style-name="ce5" table:formula="of:=AVERAGE([.AQ5:.AQ21])" office:value-type="float" office:value="44.2895294117647" calcext:value-type="float">
            <text:p>44.2895294117647</text:p>
          </table:table-cell>
          <table:table-cell table:style-name="ce5" table:formula="of:=AVERAGE([.AR5:.AR21])" office:value-type="float" office:value="74.4604705882353" calcext:value-type="float">
            <text:p>74.4604705882353</text:p>
          </table:table-cell>
          <table:table-cell table:style-name="ce5" table:formula="of:=AVERAGE([.AS5:.AS21])" office:value-type="float" office:value="69.8045098039216" calcext:value-type="float">
            <text:p>69.8045098039216</text:p>
          </table:table-cell>
          <table:table-cell table:style-name="ce5" table:formula="of:=AVERAGE([.AT5:.AT21])" office:value-type="float" office:value="71.759568627451" calcext:value-type="float">
            <text:p>71.759568627451</text:p>
          </table:table-cell>
          <table:table-cell table:style-name="ce5" table:formula="of:=AVERAGE([.AU5:.AU21])" office:value-type="float" office:value="72.1622352941177" calcext:value-type="float">
            <text:p>72.1622352941177</text:p>
          </table:table-cell>
          <table:table-cell table:style-name="ce5" table:formula="of:=AVERAGE([.AV5:.AV21])" office:value-type="float" office:value="28.809137254902" calcext:value-type="float">
            <text:p>28.809137254902</text:p>
          </table:table-cell>
          <table:table-cell table:number-columns-repeated="107"/>
        </table:table-row>
        <table:table-row table:style-name="ro1">
          <table:table-cell table:style-name="ce5" office:value-type="string" calcext:value-type="string">
            <text:p>RF(50,all,half)</text:p>
          </table:table-cell>
          <table:table-cell table:style-name="ce5" table:formula="of:=AVERAGE([.AW5:.AW21])" office:value-type="float" office:value="45.5999215686274" calcext:value-type="float">
            <text:p>45.5999215686274</text:p>
          </table:table-cell>
          <table:table-cell table:style-name="ce5" table:formula="of:=AVERAGE([.AX5:.AX21])" office:value-type="float" office:value="74.9347058823529" calcext:value-type="float">
            <text:p>74.9347058823529</text:p>
          </table:table-cell>
          <table:table-cell table:style-name="ce5" table:formula="of:=AVERAGE([.AY5:.AY21])" office:value-type="float" office:value="70.6445882352941" calcext:value-type="float">
            <text:p>70.6445882352941</text:p>
          </table:table-cell>
          <table:table-cell table:style-name="ce5" table:formula="of:=AVERAGE([.AZ5:.AZ21])" office:value-type="float" office:value="72.6306274509804" calcext:value-type="float">
            <text:p>72.6306274509804</text:p>
          </table:table-cell>
          <table:table-cell table:style-name="ce5" table:formula="of:=AVERAGE([.BA5:.BA21])" office:value-type="float" office:value="72.8157647058824" calcext:value-type="float">
            <text:p>72.8157647058824</text:p>
          </table:table-cell>
          <table:table-cell table:style-name="ce5" table:formula="of:=AVERAGE([.BB5:.BB21])" office:value-type="float" office:value="29.8425882352941" calcext:value-type="float">
            <text:p>29.8425882352941</text:p>
          </table:table-cell>
          <table:table-cell table:number-columns-repeated="107"/>
        </table:table-row>
        <table:table-row table:style-name="ro1">
          <table:table-cell table:style-name="ce5" office:value-type="string" calcext:value-type="string">
            <text:p>RF(50,all,sqrt)</text:p>
          </table:table-cell>
          <table:table-cell table:style-name="ce5" table:formula="of:=AVERAGE([.BC5:.BC21])" office:value-type="float" office:value="43.3792549019608" calcext:value-type="float">
            <text:p>43.3792549019608</text:p>
          </table:table-cell>
          <table:table-cell table:style-name="ce5" table:formula="of:=AVERAGE([.BD5:.BD21])" office:value-type="float" office:value="75.2052941176471" calcext:value-type="float">
            <text:p>75.2052941176471</text:p>
          </table:table-cell>
          <table:table-cell table:style-name="ce5" table:formula="of:=AVERAGE([.BE5:.BE21])" office:value-type="float" office:value="68.1378823529412" calcext:value-type="float">
            <text:p>68.1378823529412</text:p>
          </table:table-cell>
          <table:table-cell table:style-name="ce5" table:formula="of:=AVERAGE([.BF5:.BF21])" office:value-type="float" office:value="71.0637647058824" calcext:value-type="float">
            <text:p>71.0637647058824</text:p>
          </table:table-cell>
          <table:table-cell table:style-name="ce5" table:formula="of:=AVERAGE([.BG5:.BG21])" office:value-type="float" office:value="71.7267450980392" calcext:value-type="float">
            <text:p>71.7267450980392</text:p>
          </table:table-cell>
          <table:table-cell table:style-name="ce5" table:formula="of:=AVERAGE([.BH5:.BH21])" office:value-type="float" office:value="29.2802352941176" calcext:value-type="float">
            <text:p>29.2802352941176</text:p>
          </table:table-cell>
          <table:table-cell table:number-columns-repeated="107"/>
        </table:table-row>
        <table:table-row table:style-name="ro1">
          <table:table-cell table:style-name="ce5" office:value-type="string" calcext:value-type="string">
            <text:p>RF(50,sqrt,all)</text:p>
          </table:table-cell>
          <table:table-cell table:style-name="ce5" table:formula="of:=AVERAGE([.BI5:.BI21])" office:value-type="float" office:value="43.896862745098" calcext:value-type="float">
            <text:p>43.896862745098</text:p>
          </table:table-cell>
          <table:table-cell table:style-name="ce5" table:formula="of:=AVERAGE([.BJ5:.BJ21])" office:value-type="float" office:value="73.5647843137255" calcext:value-type="float">
            <text:p>73.5647843137255</text:p>
          </table:table-cell>
          <table:table-cell table:style-name="ce5" table:formula="of:=AVERAGE([.BK5:.BK21])" office:value-type="float" office:value="70.3225490196079" calcext:value-type="float">
            <text:p>70.3225490196079</text:p>
          </table:table-cell>
          <table:table-cell table:style-name="ce5" table:formula="of:=AVERAGE([.BL5:.BL21])" office:value-type="float" office:value="72.0525490196078" calcext:value-type="float">
            <text:p>72.0525490196078</text:p>
          </table:table-cell>
          <table:table-cell table:style-name="ce5" table:formula="of:=AVERAGE([.BM5:.BM21])" office:value-type="float" office:value="71.9625098039216" calcext:value-type="float">
            <text:p>71.9625098039216</text:p>
          </table:table-cell>
          <table:table-cell table:style-name="ce5" table:formula="of:=AVERAGE([.BN5:.BN21])" office:value-type="float" office:value="28.7961568627451" calcext:value-type="float">
            <text:p>28.7961568627451</text:p>
          </table:table-cell>
          <table:table-cell table:number-columns-repeated="107"/>
        </table:table-row>
        <table:table-row table:style-name="ro1">
          <table:table-cell table:style-name="ce5" office:value-type="string" calcext:value-type="string">
            <text:p>RF(50,sqrt,half)</text:p>
          </table:table-cell>
          <table:table-cell table:style-name="ce5" table:formula="of:=AVERAGE([.BO5:.BO21])" office:value-type="float" office:value="46.8946666666667" calcext:value-type="float">
            <text:p>46.8946666666667</text:p>
          </table:table-cell>
          <table:table-cell table:style-name="ce5" table:formula="of:=AVERAGE([.BP5:.BP21])" office:value-type="float" office:value="74.9390588235294" calcext:value-type="float">
            <text:p>74.9390588235294</text:p>
          </table:table-cell>
          <table:table-cell table:style-name="ce5" table:formula="of:=AVERAGE([.BQ5:.BQ21])" office:value-type="float" office:value="71.9465882352941" calcext:value-type="float">
            <text:p>71.9465882352941</text:p>
          </table:table-cell>
          <table:table-cell table:style-name="ce5" table:formula="of:=AVERAGE([.BR5:.BR21])" office:value-type="float" office:value="73.5830588235294" calcext:value-type="float">
            <text:p>73.5830588235294</text:p>
          </table:table-cell>
          <table:table-cell table:style-name="ce5" table:formula="of:=AVERAGE([.BS5:.BS21])" office:value-type="float" office:value="73.465137254902" calcext:value-type="float">
            <text:p>73.465137254902</text:p>
          </table:table-cell>
          <table:table-cell table:style-name="ce5" table:formula="of:=AVERAGE([.BT5:.BT21])" office:value-type="float" office:value="28.362" calcext:value-type="float">
            <text:p>28.362</text:p>
          </table:table-cell>
          <table:table-cell table:number-columns-repeated="107"/>
        </table:table-row>
        <table:table-row table:style-name="ro1">
          <table:table-cell table:style-name="ce5" office:value-type="string" calcext:value-type="string">
            <text:p>RF(50,sqrt,sqrt)</text:p>
          </table:table-cell>
          <table:table-cell table:style-name="ce5" table:formula="of:=AVERAGE([.BU5:.BU21])" office:value-type="float" office:value="44.3830588235294" calcext:value-type="float">
            <text:p>44.3830588235294</text:p>
          </table:table-cell>
          <table:table-cell table:style-name="ce5" table:formula="of:=AVERAGE([.BV5:.BV21])" office:value-type="float" office:value="74.2676078431373" calcext:value-type="float">
            <text:p>74.2676078431373</text:p>
          </table:table-cell>
          <table:table-cell table:style-name="ce5" table:formula="of:=AVERAGE([.BW5:.BW21])" office:value-type="float" office:value="70.0978431372549" calcext:value-type="float">
            <text:p>70.0978431372549</text:p>
          </table:table-cell>
          <table:table-cell table:style-name="ce5" table:formula="of:=AVERAGE([.BX5:.BX21])" office:value-type="float" office:value="72.2161960784314" calcext:value-type="float">
            <text:p>72.2161960784314</text:p>
          </table:table-cell>
          <table:table-cell table:style-name="ce5" table:formula="of:=AVERAGE([.BY5:.BY21])" office:value-type="float" office:value="72.2102352941177" calcext:value-type="float">
            <text:p>72.2102352941177</text:p>
          </table:table-cell>
          <table:table-cell table:style-name="ce5" table:formula="of:=AVERAGE([.BZ5:.BZ21])" office:value-type="float" office:value="30.3912156862745" calcext:value-type="float">
            <text:p>30.3912156862745</text:p>
          </table:table-cell>
          <table:table-cell table:number-columns-repeated="107"/>
        </table:table-row>
        <table:table-row table:style-name="ro1">
          <table:table-cell table:style-name="ce4" office:value-type="string" calcext:value-type="string">
            <text:p>RF(50), mean</text:p>
          </table:table-cell>
          <table:table-cell table:style-name="ce4" table:formula="of:=AVERAGE([.B30:.B35])" office:value-type="float" office:value="44.7405490196078" calcext:value-type="float">
            <text:p>44.7405490196078</text:p>
          </table:table-cell>
          <table:table-cell table:style-name="ce4" table:formula="of:=AVERAGE([.C30:.C35])" office:value-type="float" office:value="74.5619869281046" calcext:value-type="float">
            <text:p>74.5619869281046</text:p>
          </table:table-cell>
          <table:table-cell table:style-name="ce4" table:formula="of:=AVERAGE([.D30:.D35])" office:value-type="float" office:value="70.1589934640523" calcext:value-type="float">
            <text:p>70.1589934640523</text:p>
          </table:table-cell>
          <table:table-cell table:style-name="ce4" table:formula="of:=AVERAGE([.E30:.E35])" office:value-type="float" office:value="72.2176274509804" calcext:value-type="float">
            <text:p>72.2176274509804</text:p>
          </table:table-cell>
          <table:table-cell table:style-name="ce4" table:formula="of:=AVERAGE([.F30:.F35])" office:value-type="float" office:value="72.3904379084967" calcext:value-type="float">
            <text:p>72.3904379084967</text:p>
          </table:table-cell>
          <table:table-cell table:style-name="ce4" table:formula="of:=AVERAGE([.G30:.G35])" office:value-type="float" office:value="29.2468888888889" calcext:value-type="float">
            <text:p>29.2468888888889</text:p>
          </table:table-cell>
          <table:table-cell table:number-columns-repeated="107"/>
        </table:table-row>
        <table:table-row table:style-name="ro1">
          <table:table-cell table:style-name="ce6" office:value-type="string" calcext:value-type="string">
            <text:p>RF(100,all,all)</text:p>
          </table:table-cell>
          <table:table-cell table:style-name="ce6" table:formula="of:=AVERAGE([.CA5:.CA21])" office:value-type="float" office:value="46.8456470588235" calcext:value-type="float">
            <text:p>46.8456470588235</text:p>
          </table:table-cell>
          <table:table-cell table:style-name="ce6" table:formula="of:=AVERAGE([.CB5:.CB21])" office:value-type="float" office:value="75.4318823529412" calcext:value-type="float">
            <text:p>75.4318823529412</text:p>
          </table:table-cell>
          <table:table-cell table:style-name="ce6" table:formula="of:=AVERAGE([.CC5:.CC21])" office:value-type="float" office:value="71.388" calcext:value-type="float">
            <text:p>71.388</text:p>
          </table:table-cell>
          <table:table-cell table:style-name="ce6" table:formula="of:=AVERAGE([.CD5:.CD21])" office:value-type="float" office:value="73.1463137254902" calcext:value-type="float">
            <text:p>73.1463137254902</text:p>
          </table:table-cell>
          <table:table-cell table:style-name="ce6" table:formula="of:=AVERAGE([.CE5:.CE21])" office:value-type="float" office:value="73.4437647058824" calcext:value-type="float">
            <text:p>73.4437647058824</text:p>
          </table:table-cell>
          <table:table-cell table:style-name="ce6" table:formula="of:=AVERAGE([.CF5:.CF21])" office:value-type="float" office:value="27.9241176470588" calcext:value-type="float">
            <text:p>27.9241176470588</text:p>
          </table:table-cell>
          <table:table-cell table:number-columns-repeated="107"/>
        </table:table-row>
        <table:table-row table:style-name="ro1">
          <table:table-cell table:style-name="ce6" office:value-type="string" calcext:value-type="string">
            <text:p>RF(100,all,half)</text:p>
          </table:table-cell>
          <table:table-cell table:style-name="ce6" table:formula="of:=AVERAGE([.CG5:.CG21])" office:value-type="float" office:value="42.6638039215686" calcext:value-type="float">
            <text:p>42.6638039215686</text:p>
          </table:table-cell>
          <table:table-cell table:style-name="ce6" table:formula="of:=AVERAGE([.CH5:.CH21])" office:value-type="float" office:value="74.2142352941176" calcext:value-type="float">
            <text:p>74.2142352941176</text:p>
          </table:table-cell>
          <table:table-cell table:style-name="ce6" table:formula="of:=AVERAGE([.CI5:.CI21])" office:value-type="float" office:value="68.4178823529412" calcext:value-type="float">
            <text:p>68.4178823529412</text:p>
          </table:table-cell>
          <table:table-cell table:style-name="ce6" table:formula="of:=AVERAGE([.CJ5:.CJ21])" office:value-type="float" office:value="70.8689019607843" calcext:value-type="float">
            <text:p>70.8689019607843</text:p>
          </table:table-cell>
          <table:table-cell table:style-name="ce6" table:formula="of:=AVERAGE([.CK5:.CK21])" office:value-type="float" office:value="71.3579215686274" calcext:value-type="float">
            <text:p>71.3579215686274</text:p>
          </table:table-cell>
          <table:table-cell table:style-name="ce6" table:formula="of:=AVERAGE([.CL5:.CL21])" office:value-type="float" office:value="28.3665882352941" calcext:value-type="float">
            <text:p>28.3665882352941</text:p>
          </table:table-cell>
          <table:table-cell table:number-columns-repeated="107"/>
        </table:table-row>
        <table:table-row table:style-name="ro1">
          <table:table-cell table:style-name="ce6" office:value-type="string" calcext:value-type="string">
            <text:p>RF(100,all,sqrt)</text:p>
          </table:table-cell>
          <table:table-cell table:style-name="ce6" table:formula="of:=AVERAGE([.CM5:.CM21])" office:value-type="float" office:value="45.8377647058824" calcext:value-type="float">
            <text:p>45.8377647058824</text:p>
          </table:table-cell>
          <table:table-cell table:style-name="ce6" table:formula="of:=AVERAGE([.CN5:.CN21])" office:value-type="float" office:value="74.9177647058824" calcext:value-type="float">
            <text:p>74.9177647058824</text:p>
          </table:table-cell>
          <table:table-cell table:style-name="ce6" table:formula="of:=AVERAGE([.CO5:.CO21])" office:value-type="float" office:value="70.8965882352941" calcext:value-type="float">
            <text:p>70.8965882352941</text:p>
          </table:table-cell>
          <table:table-cell table:style-name="ce6" table:formula="of:=AVERAGE([.CP5:.CP21])" office:value-type="float" office:value="72.7466666666667" calcext:value-type="float">
            <text:p>72.7466666666667</text:p>
          </table:table-cell>
          <table:table-cell table:style-name="ce6" table:formula="of:=AVERAGE([.CQ5:.CQ21])" office:value-type="float" office:value="72.9343137254902" calcext:value-type="float">
            <text:p>72.9343137254902</text:p>
          </table:table-cell>
          <table:table-cell table:style-name="ce6" table:formula="of:=AVERAGE([.CR5:.CR21])" office:value-type="float" office:value="28.1823529411765" calcext:value-type="float">
            <text:p>28.1823529411765</text:p>
          </table:table-cell>
          <table:table-cell table:number-columns-repeated="107"/>
        </table:table-row>
        <table:table-row table:style-name="ro1">
          <table:table-cell table:style-name="ce6" office:value-type="string" calcext:value-type="string">
            <text:p>RF(100,sqrt,all)</text:p>
          </table:table-cell>
          <table:table-cell table:style-name="ce6" table:formula="of:=AVERAGE([.CS5:.CS21])" office:value-type="float" office:value="48.8232156862745" calcext:value-type="float">
            <text:p>48.8232156862745</text:p>
          </table:table-cell>
          <table:table-cell table:style-name="ce6" table:formula="of:=AVERAGE([.CT5:.CT21])" office:value-type="float" office:value="75.9131764705883" calcext:value-type="float">
            <text:p>75.9131764705883</text:p>
          </table:table-cell>
          <table:table-cell table:style-name="ce6" table:formula="of:=AVERAGE([.CU5:.CU21])" office:value-type="float" office:value="72.8992549019608" calcext:value-type="float">
            <text:p>72.8992549019608</text:p>
          </table:table-cell>
          <table:table-cell table:style-name="ce6" table:formula="of:=AVERAGE([.CV5:.CV21])" office:value-type="float" office:value="74.4933333333333" calcext:value-type="float">
            <text:p>74.4933333333333</text:p>
          </table:table-cell>
          <table:table-cell table:style-name="ce6" table:formula="of:=AVERAGE([.CW5:.CW21])" office:value-type="float" office:value="74.424431372549" calcext:value-type="float">
            <text:p>74.424431372549</text:p>
          </table:table-cell>
          <table:table-cell table:style-name="ce6" table:formula="of:=AVERAGE([.CX5:.CX21])" office:value-type="float" office:value="28.2992156862745" calcext:value-type="float">
            <text:p>28.2992156862745</text:p>
          </table:table-cell>
          <table:table-cell table:number-columns-repeated="107"/>
        </table:table-row>
        <table:table-row table:style-name="ro1">
          <table:table-cell table:style-name="ce6" office:value-type="string" calcext:value-type="string">
            <text:p>RF(100,sqrt,half)</text:p>
          </table:table-cell>
          <table:table-cell table:style-name="ce6" table:formula="of:=AVERAGE([.CY5:.CY21])" office:value-type="float" office:value="45.3859607843137" calcext:value-type="float">
            <text:p>45.3859607843137</text:p>
          </table:table-cell>
          <table:table-cell table:style-name="ce6" table:formula="of:=AVERAGE([.CZ5:.CZ21])" office:value-type="float" office:value="74.4570588235294" calcext:value-type="float">
            <text:p>74.4570588235294</text:p>
          </table:table-cell>
          <table:table-cell table:style-name="ce6" table:formula="of:=AVERAGE([.DA5:.DA21])" office:value-type="float" office:value="70.9112549019608" calcext:value-type="float">
            <text:p>70.9112549019608</text:p>
          </table:table-cell>
          <table:table-cell table:style-name="ce6" table:formula="of:=AVERAGE([.DB5:.DB21])" office:value-type="float" office:value="72.7220784313726" calcext:value-type="float">
            <text:p>72.7220784313726</text:p>
          </table:table-cell>
          <table:table-cell table:style-name="ce6" table:formula="of:=AVERAGE([.DC5:.DC21])" office:value-type="float" office:value="72.71" calcext:value-type="float">
            <text:p>72.71</text:p>
          </table:table-cell>
          <table:table-cell table:style-name="ce6" table:formula="of:=AVERAGE([.DD5:.DD21])" office:value-type="float" office:value="28.5546666666667" calcext:value-type="float">
            <text:p>28.5546666666667</text:p>
          </table:table-cell>
          <table:table-cell table:number-columns-repeated="107"/>
        </table:table-row>
        <table:table-row table:style-name="ro1">
          <table:table-cell table:style-name="ce6" office:value-type="string" calcext:value-type="string">
            <text:p>RF(100,sqrt,sqrt)</text:p>
          </table:table-cell>
          <table:table-cell table:style-name="ce6" table:formula="of:=AVERAGE([.DE5:.DE21])" office:value-type="float" office:value="44.6507843137255" calcext:value-type="float">
            <text:p>44.6507843137255</text:p>
          </table:table-cell>
          <table:table-cell table:style-name="ce6" table:formula="of:=AVERAGE([.DF5:.DF21])" office:value-type="float" office:value="74.2270588235294" calcext:value-type="float">
            <text:p>74.2270588235294</text:p>
          </table:table-cell>
          <table:table-cell table:style-name="ce6" table:formula="of:=AVERAGE([.DG5:.DG21])" office:value-type="float" office:value="70.4072941176471" calcext:value-type="float">
            <text:p>70.4072941176471</text:p>
          </table:table-cell>
          <table:table-cell table:style-name="ce6" table:formula="of:=AVERAGE([.DH5:.DH21])" office:value-type="float" office:value="72.3096078431373" calcext:value-type="float">
            <text:p>72.3096078431373</text:p>
          </table:table-cell>
          <table:table-cell table:style-name="ce6" table:formula="of:=AVERAGE([.DI5:.DI21])" office:value-type="float" office:value="72.3406666666667" calcext:value-type="float">
            <text:p>72.3406666666667</text:p>
          </table:table-cell>
          <table:table-cell table:style-name="ce6" table:formula="of:=AVERAGE([.DJ5:.DJ21])" office:value-type="float" office:value="28.1302745098039" calcext:value-type="float">
            <text:p>28.1302745098039</text:p>
          </table:table-cell>
          <table:table-cell table:number-columns-repeated="107"/>
        </table:table-row>
        <table:table-row table:style-name="ro1">
          <table:table-cell table:style-name="ce4" office:value-type="string" calcext:value-type="string">
            <text:p>RF(50), mean</text:p>
          </table:table-cell>
          <table:table-cell table:style-name="ce4" table:formula="of:=AVERAGE([.B37:.B42])" office:value-type="float" office:value="45.7011960784314" calcext:value-type="float">
            <text:p>45.7011960784314</text:p>
          </table:table-cell>
          <table:table-cell table:style-name="ce4" table:formula="of:=AVERAGE([.C37:.C42])" office:value-type="float" office:value="74.8601960784314" calcext:value-type="float">
            <text:p>74.8601960784314</text:p>
          </table:table-cell>
          <table:table-cell table:style-name="ce4" table:formula="of:=AVERAGE([.D37:.D42])" office:value-type="float" office:value="70.820045751634" calcext:value-type="float">
            <text:p>70.820045751634</text:p>
          </table:table-cell>
          <table:table-cell table:style-name="ce4" table:formula="of:=AVERAGE([.E37:.E42])" office:value-type="float" office:value="72.7144836601307" calcext:value-type="float">
            <text:p>72.7144836601307</text:p>
          </table:table-cell>
          <table:table-cell table:style-name="ce4" table:formula="of:=AVERAGE([.F37:.F42])" office:value-type="float" office:value="72.8685163398693" calcext:value-type="float">
            <text:p>72.8685163398693</text:p>
          </table:table-cell>
          <table:table-cell table:style-name="ce4" table:formula="of:=AVERAGE([.G37:.G42])" office:value-type="float" office:value="28.2428692810458" calcext:value-type="float">
            <text:p>28.2428692810458</text:p>
          </table:table-cell>
          <table:table-cell table:number-columns-repeated="107"/>
        </table:table-row>
      </table:table>
      <table:table table:name="Sheet2" table:style-name="ta1">
        <table:table-column table:style-name="co50" table:default-cell-style-name="Default"/>
        <table:table-column table:style-name="co50" table:number-columns-repeated="6" table:default-cell-style-name="ce7"/>
        <table:table-column table:style-name="co50" table:number-columns-repeated="34" table:default-cell-style-name="ce8"/>
        <table:table-column table:style-name="co50" table:number-columns-repeated="48" table:default-cell-style-name="ce7"/>
        <table:table-column table:style-name="co50" table:default-cell-style-name="ce22"/>
        <table:table-column table:style-name="co50" table:number-columns-repeated="5" table:default-cell-style-name="ce7"/>
        <table:table-column table:style-name="co50" table:default-cell-style-name="ce23"/>
        <table:table-column table:style-name="co50" table:number-columns-repeated="11" table:default-cell-style-name="ce7"/>
        <table:table-column table:style-name="co50" table:default-cell-style-name="ce24"/>
        <table:table-column table:style-name="co50" table:number-columns-repeated="5" table:default-cell-style-name="ce7"/>
        <table:table-column table:style-name="co50" table:number-columns-repeated="3" table:default-cell-style-name="Default"/>
        <table:table-column table:style-name="co50" table:default-cell-style-name="ce11"/>
        <table:table-column table:style-name="co49" table:default-cell-style-name="ce14"/>
        <table:table-column table:style-name="co51" table:default-cell-style-name="Default"/>
        <table:table-column table:style-name="co50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T(entropy,1,0.01,0.4)sensitivity</text:p>
          </table:table-cell>
          <table:table-cell table:style-name="Default" office:value-type="string" calcext:value-type="string">
            <text:p>T(entropy,1,0.01,0.4)specificity</text:p>
          </table:table-cell>
          <table:table-cell table:style-name="Default" office:value-type="string" calcext:value-type="string">
            <text:p>T(entropy,1,0.01,0.4)precision</text:p>
          </table:table-cell>
          <table:table-cell table:style-name="Default" office:value-type="string" calcext:value-type="string">
            <text:p>T(entropy,1,0.01,0.4)accuracy</text:p>
          </table:table-cell>
          <table:table-cell table:style-name="Default"/>
          <table:table-cell table:style-name="Default" office:value-type="string" calcext:value-type="string">
            <text:p>RF(1,all,all)sensitivity</text:p>
          </table:table-cell>
          <table:table-cell table:style-name="Default" office:value-type="string" calcext:value-type="string">
            <text:p>RF(1,all,all)specificity</text:p>
          </table:table-cell>
          <table:table-cell table:style-name="Default" office:value-type="string" calcext:value-type="string">
            <text:p>RF(1,all,all)precision</text:p>
          </table:table-cell>
          <table:table-cell table:style-name="Default" office:value-type="string" calcext:value-type="string">
            <text:p>RF(1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1,all,half)sensitivity</text:p>
          </table:table-cell>
          <table:table-cell table:style-name="Default" office:value-type="string" calcext:value-type="string">
            <text:p>RF(1,all,half)specificity</text:p>
          </table:table-cell>
          <table:table-cell table:style-name="Default" office:value-type="string" calcext:value-type="string">
            <text:p>RF(1,all,half)precision</text:p>
          </table:table-cell>
          <table:table-cell table:style-name="Default" office:value-type="string" calcext:value-type="string">
            <text:p>RF(1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,all,sqrt)sensitivity</text:p>
          </table:table-cell>
          <table:table-cell table:style-name="Default" office:value-type="string" calcext:value-type="string">
            <text:p>RF(1,all,sqrt)specificity</text:p>
          </table:table-cell>
          <table:table-cell table:style-name="Default" office:value-type="string" calcext:value-type="string">
            <text:p>RF(1,all,sqrt)precision</text:p>
          </table:table-cell>
          <table:table-cell table:style-name="Default" office:value-type="string" calcext:value-type="string">
            <text:p>RF(1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all)sensitivity</text:p>
          </table:table-cell>
          <table:table-cell table:style-name="Default" office:value-type="string" calcext:value-type="string">
            <text:p>RF(1,sqrt,all)specificity</text:p>
          </table:table-cell>
          <table:table-cell table:style-name="Default" office:value-type="string" calcext:value-type="string">
            <text:p>RF(1,sqrt,all)precision</text:p>
          </table:table-cell>
          <table:table-cell table:style-name="Default" office:value-type="string" calcext:value-type="string">
            <text:p>RF(1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half)sensitivity</text:p>
          </table:table-cell>
          <table:table-cell table:style-name="Default" office:value-type="string" calcext:value-type="string">
            <text:p>RF(1,sqrt,half)specificity</text:p>
          </table:table-cell>
          <table:table-cell table:style-name="Default" office:value-type="string" calcext:value-type="string">
            <text:p>RF(1,sqrt,half)precision</text:p>
          </table:table-cell>
          <table:table-cell table:style-name="Default" office:value-type="string" calcext:value-type="string">
            <text:p>RF(1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sqrt)sensitivity</text:p>
          </table:table-cell>
          <table:table-cell table:style-name="Default" office:value-type="string" calcext:value-type="string">
            <text:p>RF(1,sqrt,sqrt)specificity</text:p>
          </table:table-cell>
          <table:table-cell table:style-name="Default" office:value-type="string" calcext:value-type="string">
            <text:p>RF(1,sqrt,sqrt)precision</text:p>
          </table:table-cell>
          <table:table-cell table:style-name="Default" office:value-type="string" calcext:value-type="string">
            <text:p>RF(1,sqrt,sqrt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all)sensitivity</text:p>
          </table:table-cell>
          <table:table-cell table:style-name="Default" office:value-type="string" calcext:value-type="string">
            <text:p>RF(50,all,all)specificity</text:p>
          </table:table-cell>
          <table:table-cell table:style-name="Default" office:value-type="string" calcext:value-type="string">
            <text:p>RF(50,all,all)precision</text:p>
          </table:table-cell>
          <table:table-cell table:style-name="Default" office:value-type="string" calcext:value-type="string">
            <text:p>RF(50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half)sensitivity</text:p>
          </table:table-cell>
          <table:table-cell table:style-name="Default" office:value-type="string" calcext:value-type="string">
            <text:p>RF(50,all,half)specificity</text:p>
          </table:table-cell>
          <table:table-cell table:style-name="Default" office:value-type="string" calcext:value-type="string">
            <text:p>RF(50,all,half)precision</text:p>
          </table:table-cell>
          <table:table-cell table:style-name="Default" office:value-type="string" calcext:value-type="string">
            <text:p>RF(50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sqrt)sensitivity</text:p>
          </table:table-cell>
          <table:table-cell table:style-name="Default" office:value-type="string" calcext:value-type="string">
            <text:p>RF(50,all,sqrt)specificity</text:p>
          </table:table-cell>
          <table:table-cell table:style-name="Default" office:value-type="string" calcext:value-type="string">
            <text:p>RF(50,all,sqrt)precision</text:p>
          </table:table-cell>
          <table:table-cell table:style-name="Default" office:value-type="string" calcext:value-type="string">
            <text:p>RF(50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all)sensitivity</text:p>
          </table:table-cell>
          <table:table-cell table:style-name="Default" office:value-type="string" calcext:value-type="string">
            <text:p>RF(50,sqrt,all)specificity</text:p>
          </table:table-cell>
          <table:table-cell table:style-name="Default" office:value-type="string" calcext:value-type="string">
            <text:p>RF(50,sqrt,all)precision</text:p>
          </table:table-cell>
          <table:table-cell table:style-name="Default" office:value-type="string" calcext:value-type="string">
            <text:p>RF(50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half)sensitivity</text:p>
          </table:table-cell>
          <table:table-cell table:style-name="Default" office:value-type="string" calcext:value-type="string">
            <text:p>RF(50,sqrt,half)specificity</text:p>
          </table:table-cell>
          <table:table-cell table:style-name="Default" office:value-type="string" calcext:value-type="string">
            <text:p>RF(50,sqrt,half)precision</text:p>
          </table:table-cell>
          <table:table-cell table:style-name="Default" office:value-type="string" calcext:value-type="string">
            <text:p>RF(50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sqrt)sensitivity</text:p>
          </table:table-cell>
          <table:table-cell table:style-name="Default" office:value-type="string" calcext:value-type="string">
            <text:p>RF(50,sqrt,sqrt)specificity</text:p>
          </table:table-cell>
          <table:table-cell table:style-name="Default" office:value-type="string" calcext:value-type="string">
            <text:p>RF(50,sqrt,sqrt)precision</text:p>
          </table:table-cell>
          <table:table-cell table:style-name="Default" office:value-type="string" calcext:value-type="string">
            <text:p>RF(50,sqrt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all)sensitivity</text:p>
          </table:table-cell>
          <table:table-cell table:style-name="Default" office:value-type="string" calcext:value-type="string">
            <text:p>RF(100,all,all)specificity</text:p>
          </table:table-cell>
          <table:table-cell table:style-name="Default" office:value-type="string" calcext:value-type="string">
            <text:p>RF(100,all,all)precision</text:p>
          </table:table-cell>
          <table:table-cell table:style-name="Default" office:value-type="string" calcext:value-type="string">
            <text:p>RF(100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half)sensitivity</text:p>
          </table:table-cell>
          <table:table-cell table:style-name="Default" office:value-type="string" calcext:value-type="string">
            <text:p>RF(100,all,half)specificity</text:p>
          </table:table-cell>
          <table:table-cell table:style-name="Default" office:value-type="string" calcext:value-type="string">
            <text:p>RF(100,all,half)precision</text:p>
          </table:table-cell>
          <table:table-cell table:style-name="Default" office:value-type="string" calcext:value-type="string">
            <text:p>RF(100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sqrt)sensitivity</text:p>
          </table:table-cell>
          <table:table-cell table:style-name="Default" office:value-type="string" calcext:value-type="string">
            <text:p>RF(100,all,sqrt)specificity</text:p>
          </table:table-cell>
          <table:table-cell table:style-name="Default" office:value-type="string" calcext:value-type="string">
            <text:p>RF(100,all,sqrt)precision</text:p>
          </table:table-cell>
          <table:table-cell table:style-name="Default" office:value-type="string" calcext:value-type="string">
            <text:p>RF(100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all)sensitivity</text:p>
          </table:table-cell>
          <table:table-cell table:style-name="Default" office:value-type="string" calcext:value-type="string">
            <text:p>RF(100,sqrt,all)specificity</text:p>
          </table:table-cell>
          <table:table-cell table:style-name="Default" office:value-type="string" calcext:value-type="string">
            <text:p>RF(100,sqrt,all)precision</text:p>
          </table:table-cell>
          <table:table-cell table:style-name="Default" office:value-type="string" calcext:value-type="string">
            <text:p>RF(100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half)sensitivity</text:p>
          </table:table-cell>
          <table:table-cell table:style-name="Default" office:value-type="string" calcext:value-type="string">
            <text:p>RF(100,sqrt,half)specificity</text:p>
          </table:table-cell>
          <table:table-cell table:style-name="Default" office:value-type="string" calcext:value-type="string">
            <text:p>RF(100,sqrt,half)precision</text:p>
          </table:table-cell>
          <table:table-cell table:style-name="Default" office:value-type="string" calcext:value-type="string">
            <text:p>RF(100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sqrt)sensitivity</text:p>
          </table:table-cell>
          <table:table-cell table:style-name="Default" office:value-type="string" calcext:value-type="string">
            <text:p>RF(100,sqrt,sqrt)specificity</text:p>
          </table:table-cell>
          <table:table-cell table:style-name="Default" office:value-type="string" calcext:value-type="string">
            <text:p>RF(100,sqrt,sqrt)precision</text:p>
          </table:table-cell>
          <table:table-cell table:style-name="Default" office:value-type="string" calcext:value-type="string">
            <text:p>RF(100,sqrt,sqrt)accuracy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,1,1,20,(30, 75, 50)</text:p>
          </table:table-cell>
          <table:table-cell/>
          <table:table-cell office:value-type="float" office:value="51.72" calcext:value-type="float">
            <text:p>51.72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4.91" calcext:value-type="float">
            <text:p>64.91</text:p>
          </table:table-cell>
          <table:table-cell table:number-columns-repeated="37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3"/>
          <table:table-cell table:formula="of:=AVERAGE([.C2:.DI2])" office:value-type="float" office:value="69.8703846153846" calcext:value-type="float">
            <text:p>69.8703846153846</text:p>
          </table:table-cell>
          <table:table-cell table:style-name="ce13" office:value-type="float" office:value="66.5179166666667" calcext:value-type="float">
            <text:p>66.5179166666667</text:p>
          </table:table-cell>
          <table:table-cell table:formula="of:=[.DN2]-[.DM2]" office:value-type="float" office:value="-3.35246794871792" calcext:value-type="float">
            <text:p>-3.35246794871792</text:p>
          </table:table-cell>
          <table:table-cell office:value-type="string" calcext:value-type="string">
            <text:p>1,1,1,20,(30, 75, 5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1,20,(30, 45, 30)</text:p>
          </table:table-cell>
          <table:table-cell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37"/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table:number-columns-repeated="3"/>
          <table:table-cell table:formula="of:=AVERAGE([.C3:.DI3])" office:value-type="float" office:value="66.5938461538461" calcext:value-type="float">
            <text:p>66.5938461538461</text:p>
          </table:table-cell>
          <table:table-cell office:value-type="float" office:value="71.7989583333333" calcext:value-type="float">
            <text:p>71.7989583333333</text:p>
          </table:table-cell>
          <table:table-cell table:formula="of:=[.DN3]-[.DM3]" office:value-type="float" office:value="5.20511217948716" calcext:value-type="float">
            <text:p>5.20511217948716</text:p>
          </table:table-cell>
          <table:table-cell office:value-type="string" calcext:value-type="string">
            <text:p>1,1,1,20,(30, 45, 3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1,20,(30, 25, 15)</text:p>
          </table:table-cell>
          <table:table-cell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37"/>
          <table:table-cell office:value-type="float" office:value="68.97" calcext:value-type="float">
            <text:p>68.97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3"/>
          <table:table-cell table:formula="of:=AVERAGE([.C4:.DI4])" office:value-type="float" office:value="63.6294230769231" calcext:value-type="float">
            <text:p>63.6294230769231</text:p>
          </table:table-cell>
          <table:table-cell office:value-type="float" office:value="72.1704166666667" calcext:value-type="float">
            <text:p>72.1704166666667</text:p>
          </table:table-cell>
          <table:table-cell table:formula="of:=[.DN4]-[.DM4]" office:value-type="float" office:value="8.5409935897436" calcext:value-type="float">
            <text:p>8.5409935897436</text:p>
          </table:table-cell>
          <table:table-cell office:value-type="string" calcext:value-type="string">
            <text:p>1,1,1,20,(30, 25, 1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1,40,(30, 75, 50)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39" calcext:value-type="float">
            <text:p>54.39</text:p>
          </table:table-cell>
          <table:table-cell table:number-columns-repeated="37"/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table:number-columns-repeated="3"/>
          <table:table-cell table:formula="of:=AVERAGE([.C5:.DI5])" office:value-type="float" office:value="61.7555769230769" calcext:value-type="float">
            <text:p>61.7555769230769</text:p>
          </table:table-cell>
          <table:table-cell office:value-type="float" office:value="76.8883333333333" calcext:value-type="float">
            <text:p>76.8883333333333</text:p>
          </table:table-cell>
          <table:table-cell table:formula="of:=[.DN5]-[.DM5]" office:value-type="float" office:value="15.1327564102564" calcext:value-type="float">
            <text:p>15.1327564102564</text:p>
          </table:table-cell>
          <table:table-cell office:value-type="string" calcext:value-type="string">
            <text:p>1,1,1,40,(30, 75, 5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1,40,(30, 45, 30)</text:p>
          </table:table-cell>
          <table:table-cell/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table:number-columns-repeated="37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3"/>
          <table:table-cell table:formula="of:=AVERAGE([.C6:.DI6])" office:value-type="float" office:value="63.97" calcext:value-type="float">
            <text:p>63.97</text:p>
          </table:table-cell>
          <table:table-cell office:value-type="float" office:value="76.3541666666667" calcext:value-type="float">
            <text:p>76.3541666666667</text:p>
          </table:table-cell>
          <table:table-cell table:formula="of:=[.DN6]-[.DM6]" office:value-type="float" office:value="12.3841666666667" calcext:value-type="float">
            <text:p>12.3841666666667</text:p>
          </table:table-cell>
          <table:table-cell office:value-type="string" calcext:value-type="string">
            <text:p>1,1,1,40,(30, 45, 3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1,40,(30, 25, 15)</text:p>
          </table:table-cell>
          <table:table-cell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37"/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21" calcext:value-type="float">
            <text:p>84.21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82.14" calcext:value-type="float">
            <text:p>82.14</text:p>
          </table:table-cell>
          <table:table-cell office:value-type="float" office:value="83.87" calcext:value-type="float">
            <text:p>83.87</text:p>
          </table:table-cell>
          <table:table-cell office:value-type="float" office:value="85.96" calcext:value-type="float">
            <text:p>85.9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3"/>
          <table:table-cell table:style-name="ce12" table:formula="of:=AVERAGE([.C7:.DI7])" office:value-type="float" office:value="78.8294230769231" calcext:value-type="float">
            <text:p>78.8294230769231</text:p>
          </table:table-cell>
          <table:table-cell office:value-type="float" office:value="75.14" calcext:value-type="float">
            <text:p>75.14</text:p>
          </table:table-cell>
          <table:table-cell table:formula="of:=[.DN7]-[.DM7]" office:value-type="float" office:value="-3.68942307692308" calcext:value-type="float">
            <text:p>-3.68942307692308</text:p>
          </table:table-cell>
          <table:table-cell office:value-type="string" calcext:value-type="string">
            <text:p>1,1,1,40,(30, 25, 1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1,60,(30, 75, 50)</text:p>
          </table:table-cell>
          <table:table-cell/>
          <table:table-cell office:value-type="float" office:value="82.14" calcext:value-type="float">
            <text:p>8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80.36" calcext:value-type="float">
            <text:p>80.36</text:p>
          </table:table-cell>
          <table:table-cell table:number-columns-repeated="37"/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table:number-columns-repeated="2"/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5.71" calcext:value-type="float">
            <text:p>85.71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80.36" calcext:value-type="float">
            <text:p>80.36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57" calcext:value-type="float">
            <text:p>78.57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6.79" calcext:value-type="float">
            <text:p>76.79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82.14" calcext:value-type="float">
            <text:p>8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3"/>
          <table:table-cell table:style-name="ce12" table:formula="of:=AVERAGE([.C8:.DI8])" office:value-type="float" office:value="74.3569230769231" calcext:value-type="float">
            <text:p>74.3569230769231</text:p>
          </table:table-cell>
          <table:table-cell office:value-type="float" office:value="77.4125" calcext:value-type="float">
            <text:p>77.4125</text:p>
          </table:table-cell>
          <table:table-cell table:formula="of:=[.DN8]-[.DM8]" office:value-type="float" office:value="3.05557692307691" calcext:value-type="float">
            <text:p>3.05557692307691</text:p>
          </table:table-cell>
          <table:table-cell office:value-type="string" calcext:value-type="string">
            <text:p>1,1,1,60,(30, 75, 5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1,60,(30, 45, 30)</text:p>
          </table:table-cell>
          <table:table-cell/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table:number-columns-repeated="37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style-name="ce12" table:formula="of:=AVERAGE([.C9:.DI9])" office:value-type="float" office:value="72.1538461538462" calcext:value-type="float">
            <text:p>72.1538461538462</text:p>
          </table:table-cell>
          <table:table-cell office:value-type="float" office:value="83.2147916666667" calcext:value-type="float">
            <text:p>83.2147916666667</text:p>
          </table:table-cell>
          <table:table-cell table:formula="of:=[.DN9]-[.DM9]" office:value-type="float" office:value="11.0609455128205" calcext:value-type="float">
            <text:p>11.0609455128205</text:p>
          </table:table-cell>
          <table:table-cell office:value-type="string" calcext:value-type="string">
            <text:p>1,1,1,60,(30, 45, 3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1,60,(30, 25, 15)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37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3"/>
          <table:table-cell table:style-name="ce12" table:formula="of:=AVERAGE([.C10:.DI10])" office:value-type="float" office:value="73.1986538461539" calcext:value-type="float">
            <text:p>73.1986538461539</text:p>
          </table:table-cell>
          <table:table-cell office:value-type="float" office:value="74.2295833333333" calcext:value-type="float">
            <text:p>74.2295833333333</text:p>
          </table:table-cell>
          <table:table-cell table:formula="of:=[.DN10]-[.DM10]" office:value-type="float" office:value="1.03092948717945" calcext:value-type="float">
            <text:p>1.03092948717945</text:p>
          </table:table-cell>
          <table:table-cell office:value-type="string" calcext:value-type="string">
            <text:p>1,1,1,60,(30, 25, 1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2,20,(30, 75, 50)</text:p>
          </table:table-cell>
          <table:table-cell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37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6" calcext:value-type="float">
            <text:p>75.76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style-name="ce12" table:formula="of:=AVERAGE([.C11:.DI11])" office:value-type="float" office:value="79.0342307692308" calcext:value-type="float">
            <text:p>79.0342307692308</text:p>
          </table:table-cell>
          <table:table-cell office:value-type="float" office:value="65.8783333333333" calcext:value-type="float">
            <text:p>65.8783333333333</text:p>
          </table:table-cell>
          <table:table-cell table:formula="of:=[.DN11]-[.DM11]" office:value-type="float" office:value="-13.1558974358975" calcext:value-type="float">
            <text:p>-13.1558974358975</text:p>
          </table:table-cell>
          <table:table-cell office:value-type="string" calcext:value-type="string">
            <text:p>1,1,2,20,(30, 75, 5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2,20,(30, 45, 30)</text:p>
          </table:table-cell>
          <table:table-cell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37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5" calcext:value-type="float">
            <text:p>75</text:p>
          </table:table-cell>
          <table:table-cell office:value-type="float" office:value="78.12" calcext:value-type="float">
            <text:p>78.12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3"/>
          <table:table-cell table:style-name="ce12" table:formula="of:=AVERAGE([.C12:.DI12])" office:value-type="float" office:value="75.9709615384616" calcext:value-type="float">
            <text:p>75.9709615384616</text:p>
          </table:table-cell>
          <table:table-cell office:value-type="float" office:value="76.2377083333333" calcext:value-type="float">
            <text:p>76.2377083333333</text:p>
          </table:table-cell>
          <table:table-cell table:formula="of:=[.DN12]-[.DM12]" office:value-type="float" office:value="0.26674679487175" calcext:value-type="float">
            <text:p>0.26674679487175</text:p>
          </table:table-cell>
          <table:table-cell office:value-type="string" calcext:value-type="string">
            <text:p>1,1,2,20,(30, 45, 3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2,20,(30, 25, 15)</text:p>
          </table:table-cell>
          <table:table-cell/>
          <table:table-cell office:value-type="float" office:value="34.48" calcext:value-type="float">
            <text:p>34.48</text:p>
          </table:table-cell>
          <table:table-cell office:value-type="float" office:value="67.86" calcext:value-type="float">
            <text:p>67.86</text:p>
          </table:table-cell>
          <table:table-cell office:value-type="float" office:value="52.63" calcext:value-type="float">
            <text:p>52.63</text:p>
          </table:table-cell>
          <table:table-cell office:value-type="float" office:value="50.88" calcext:value-type="float">
            <text:p>50.88</text:p>
          </table:table-cell>
          <table:table-cell table:number-columns-repeated="37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3"/>
          <table:table-cell table:style-name="ce12" table:formula="of:=AVERAGE([.C13:.DI13])" office:value-type="float" office:value="73.1803846153846" calcext:value-type="float">
            <text:p>73.1803846153846</text:p>
          </table:table-cell>
          <table:table-cell office:value-type="float" office:value="67.655625" calcext:value-type="float">
            <text:p>67.655625</text:p>
          </table:table-cell>
          <table:table-cell table:formula="of:=[.DN13]-[.DM13]" office:value-type="float" office:value="-5.52475961538464" calcext:value-type="float">
            <text:p>-5.52475961538464</text:p>
          </table:table-cell>
          <table:table-cell office:value-type="string" calcext:value-type="string">
            <text:p>1,1,2,20,(30, 25, 1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2,40,(30, 75, 50)</text:p>
          </table:table-cell>
          <table:table-cell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37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style-name="ce12" table:formula="of:=AVERAGE([.C14:.DI14])" office:value-type="float" office:value="76.3986538461539" calcext:value-type="float">
            <text:p>76.3986538461539</text:p>
          </table:table-cell>
          <table:table-cell office:value-type="float" office:value="73.4291666666667" calcext:value-type="float">
            <text:p>73.4291666666667</text:p>
          </table:table-cell>
          <table:table-cell table:formula="of:=[.DN14]-[.DM14]" office:value-type="float" office:value="-2.96948717948717" calcext:value-type="float">
            <text:p>-2.96948717948717</text:p>
          </table:table-cell>
          <table:table-cell office:value-type="string" calcext:value-type="string">
            <text:p>1,1,2,40,(30, 75, 5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2,40,(30, 45, 30)</text:p>
          </table:table-cell>
          <table:table-cell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37"/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table:number-columns-repeated="3"/>
          <table:table-cell table:formula="of:=AVERAGE([.C15:.DI15])" office:value-type="float" office:value="66.3884615384615" calcext:value-type="float">
            <text:p>66.3884615384615</text:p>
          </table:table-cell>
          <table:table-cell office:value-type="float" office:value="74.60375" calcext:value-type="float">
            <text:p>74.60375</text:p>
          </table:table-cell>
          <table:table-cell table:formula="of:=[.DN15]-[.DM15]" office:value-type="float" office:value="8.21528846153846" calcext:value-type="float">
            <text:p>8.21528846153846</text:p>
          </table:table-cell>
          <table:table-cell office:value-type="string" calcext:value-type="string">
            <text:p>1,1,2,40,(30, 45, 3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2,40,(30, 25, 15)</text:p>
          </table:table-cell>
          <table:table-cell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37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3"/>
          <table:table-cell table:formula="of:=AVERAGE([.C16:.DI16])" office:value-type="float" office:value="70.2978846153846" calcext:value-type="float">
            <text:p>70.2978846153846</text:p>
          </table:table-cell>
          <table:table-cell office:value-type="float" office:value="72.2127083333333" calcext:value-type="float">
            <text:p>72.2127083333333</text:p>
          </table:table-cell>
          <table:table-cell table:formula="of:=[.DN16]-[.DM16]" office:value-type="float" office:value="1.91482371794869" calcext:value-type="float">
            <text:p>1.91482371794869</text:p>
          </table:table-cell>
          <table:table-cell office:value-type="string" calcext:value-type="string">
            <text:p>1,1,2,40,(30, 25, 1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2,60,(30, 75, 50)</text:p>
          </table:table-cell>
          <table:table-cell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37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3"/>
          <table:table-cell table:formula="of:=AVERAGE([.C17:.DI17])" office:value-type="float" office:value="71.9778846153846" calcext:value-type="float">
            <text:p>71.9778846153846</text:p>
          </table:table-cell>
          <table:table-cell office:value-type="float" office:value="73.723125" calcext:value-type="float">
            <text:p>73.723125</text:p>
          </table:table-cell>
          <table:table-cell table:formula="of:=[.DN17]-[.DM17]" office:value-type="float" office:value="1.74524038461537" calcext:value-type="float">
            <text:p>1.74524038461537</text:p>
          </table:table-cell>
          <table:table-cell office:value-type="string" calcext:value-type="string">
            <text:p>1,1,2,60,(30, 75, 5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,1,2,60,(30, 45, 30)</text:p>
          </table:table-cell>
          <table:table-cell/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table:number-columns-repeated="5"/>
          <table:table-cell table:style-name="ce9" table:number-columns-repeated="30"/>
          <table:table-cell table:style-name="ce10" table:number-columns-repeated="2"/>
          <table:table-cell table:style-name="ce10" office:value-type="float" office:value="79.31" calcext:value-type="float">
            <text:p>79.31</text:p>
          </table:table-cell>
          <table:table-cell table:style-name="ce10"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formula="of:=AVERAGE([.C18:.DI18])" office:value-type="float" office:value="71.3546153846154" calcext:value-type="float">
            <text:p>71.3546153846154</text:p>
          </table:table-cell>
          <table:table-cell office:value-type="float" office:value="75.4539583333334" calcext:value-type="float">
            <text:p>75.4539583333334</text:p>
          </table:table-cell>
          <table:table-cell table:formula="of:=[.DN18]-[.DM18]" office:value-type="float" office:value="4.09934294871803" calcext:value-type="float">
            <text:p>4.09934294871803</text:p>
          </table:table-cell>
          <table:table-cell office:value-type="string" calcext:value-type="string">
            <text:p>1,1,2,60,(30, 45, 30)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45"/>
          <table:table-cell table:style-name="Default" table:formula="of:=AVERAGE([.AU2:.AU18])" office:value-type="float" office:value="70.5635294117647" calcext:value-type="float">
            <text:p>70.5635294117647</text:p>
          </table:table-cell>
          <table:table-cell table:style-name="Default" table:number-columns-repeated="5"/>
          <table:table-cell table:style-name="Default" table:formula="of:=AVERAGE([.BA2:.BA18])" office:value-type="float" office:value="71.5964705882353" calcext:value-type="float">
            <text:p>71.5964705882353</text:p>
          </table:table-cell>
          <table:table-cell table:style-name="Default" table:number-columns-repeated="5"/>
          <table:table-cell table:style-name="Default" table:formula="of:=AVERAGE([.BG2:.BG18])" office:value-type="float" office:value="70.9811764705883" calcext:value-type="float">
            <text:p>70.9811764705883</text:p>
          </table:table-cell>
          <table:table-cell table:style-name="Default" table:number-columns-repeated="5"/>
          <table:table-cell table:style-name="Default" table:formula="of:=AVERAGE([.BM2:.BM18])" office:value-type="float" office:value="71.1776470588235" calcext:value-type="float">
            <text:p>71.1776470588235</text:p>
          </table:table-cell>
          <table:table-cell table:style-name="Default" table:number-columns-repeated="5"/>
          <table:table-cell table:style-name="Default" table:formula="of:=AVERAGE([.BS2:.BS18])" office:value-type="float" office:value="72.5270588235294" calcext:value-type="float">
            <text:p>72.5270588235294</text:p>
          </table:table-cell>
          <table:table-cell table:style-name="Default" table:number-columns-repeated="5"/>
          <table:table-cell table:style-name="Default" table:formula="of:=AVERAGE([.BY2:.BY18])" office:value-type="float" office:value="71.3835294117647" calcext:value-type="float">
            <text:p>71.3835294117647</text:p>
          </table:table-cell>
          <table:table-cell table:style-name="Default" table:number-columns-repeated="5"/>
          <table:table-cell table:style-name="Default" table:formula="of:=AVERAGE([.CE2:.CE18])" office:value-type="float" office:value="72.2164705882353" calcext:value-type="float">
            <text:p>72.2164705882353</text:p>
          </table:table-cell>
          <table:table-cell table:style-name="Default" table:number-columns-repeated="5"/>
          <table:table-cell table:style-name="Default" table:formula="of:=AVERAGE([.CK2:.CK18])" office:value-type="float" office:value="70.8688235294118" calcext:value-type="float">
            <text:p>70.8688235294118</text:p>
          </table:table-cell>
          <table:table-cell table:style-name="Default" table:number-columns-repeated="5"/>
          <table:table-cell table:style-name="Default" table:formula="of:=AVERAGE([.CQ2:.CQ18])" office:value-type="float" office:value="71.694705882353" calcext:value-type="float">
            <text:p>71.694705882353</text:p>
          </table:table-cell>
          <table:table-cell table:style-name="Default" table:number-columns-repeated="5"/>
          <table:table-cell table:style-name="Default" table:formula="of:=AVERAGE([.CW2:.CW18])" office:value-type="float" office:value="72.9364705882353" calcext:value-type="float">
            <text:p>72.9364705882353</text:p>
          </table:table-cell>
          <table:table-cell table:style-name="Default" table:number-columns-repeated="5"/>
          <table:table-cell table:style-name="Default" table:formula="of:=AVERAGE([.DC2:.DC18])" office:value-type="float" office:value="71.8" calcext:value-type="float">
            <text:p>71.8</text:p>
          </table:table-cell>
          <table:table-cell table:style-name="Default" table:number-columns-repeated="5"/>
          <table:table-cell table:style-name="Default" table:formula="of:=AVERAGE([.DI2:.DI18])" office:value-type="float" office:value="71.59" calcext:value-type="float">
            <text:p>71.59</text:p>
          </table:table-cell>
          <table:table-cell table:number-columns-repeated="3"/>
          <table:table-cell table:style-name="Default"/>
          <table:table-cell office:value-type="float" office:value="60.7822916666667" calcext:value-type="float">
            <text:p>60.7822916666667</text:p>
          </table:table-cell>
          <table:table-cell table:number-columns-repeated="6"/>
        </table:table-row>
        <calcext:conditional-formats>
          <calcext:conditional-format calcext:target-range-address="Sheet2.DE2:Sheet2.DI2 Sheet2.B2:Sheet2.G18 Sheet2.DE3:Sheet2.DI17 Sheet2.CS2:Sheet2.DC18 Sheet2.CM2:Sheet2.CQ18 Sheet2.AP2:Sheet2.CK17 Sheet2.AT18:Sheet2.CK18 Sheet2.DE18:Sheet2.DI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M2:Sheet2.DM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N3:Sheet2.D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N2:Sheet2.D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AP18:Sheet2.AS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2:Sheet2.AO17 Sheet2.H18:Sheet2.K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18:Sheet2.AO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CL2:Sheet2.CL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CR2:Sheet2.CR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D2:Sheet2.DD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3:40:50.597621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9T13:53:24.657470152</dc:date>
    <meta:editing-duration>PT1H17M14S</meta:editing-duration>
    <meta:editing-cycles>4</meta:editing-cycles>
    <meta:generator>LibreOffice/6.4.6.2$Linux_X86_64 LibreOffice_project/40$Build-2</meta:generator>
    <meta:document-statistic meta:table-count="2" meta:cell-count="3381" meta:object-count="0"/>
  </office:meta>
</office:document-meta>
</file>